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5.3278in" fo:margin-left="-0.075in" fo:margin-top="0in" fo:margin-bottom="0in" style:page-number="auto" table:align="left" style:writing-mode="lr-tb"/>
    </style:style>
    <style:style style:name="Table1.A" style:family="table-column">
      <style:table-column-properties style:column-width="5.327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347in solid #5b9bd5" fo:border-right="none" fo:border-top="none" fo:border-bottom="none"/>
    </style:style>
    <style:style style:name="Table2" style:family="table">
      <style:table-properties style:width="5.3278in" fo:margin-left="-0.075in" fo:margin-top="0in" fo:margin-bottom="0in" table:align="left" style:writing-mode="lr-tb"/>
    </style:style>
    <style:style style:name="Table2.A" style:family="table-column">
      <style:table-column-properties style:column-width="5.327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1.8667in"/>
    </style:style>
    <style:style style:name="Table3.B" style:family="table-column">
      <style:table-column-properties style:column-width="4.6264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8667in"/>
    </style:style>
    <style:style style:name="Table4.B" style:family="table-column">
      <style:table-column-properties style:column-width="4.626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931in" fo:margin-left="-0.075in" fo:margin-top="0in" fo:margin-bottom="0in" table:align="left" style:writing-mode="lr-tb"/>
    </style:style>
    <style:style style:name="Table5.A" style:family="table-column">
      <style:table-column-properties style:column-width="1.8667in"/>
    </style:style>
    <style:style style:name="Table5.B" style:family="table-column">
      <style:table-column-properties style:column-width="4.6264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8667in"/>
    </style:style>
    <style:style style:name="Table6.B" style:family="table-column">
      <style:table-column-properties style:column-width="4.6264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931in" fo:margin-left="-0.075in" fo:margin-top="0in" fo:margin-bottom="0in" table:align="left" style:writing-mode="lr-tb"/>
    </style:style>
    <style:style style:name="Table7.A" style:family="table-column">
      <style:table-column-properties style:column-width="1.8667in"/>
    </style:style>
    <style:style style:name="Table7.B" style:family="table-column">
      <style:table-column-properties style:column-width="4.6264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1.8667in"/>
    </style:style>
    <style:style style:name="Table8.B" style:family="table-column">
      <style:table-column-properties style:column-width="4.6264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931in" fo:margin-left="-0.075in" fo:margin-top="0in" fo:margin-bottom="0in" table:align="left" style:writing-mode="lr-tb"/>
    </style:style>
    <style:style style:name="Table9.A" style:family="table-column">
      <style:table-column-properties style:column-width="1.8667in"/>
    </style:style>
    <style:style style:name="Table9.B" style:family="table-column">
      <style:table-column-properties style:column-width="4.6264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8667in"/>
    </style:style>
    <style:style style:name="Table10.B" style:family="table-column">
      <style:table-column-properties style:column-width="4.6264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931in" fo:margin-left="-0.075in" fo:margin-top="0in" fo:margin-bottom="0in" table:align="left" style:writing-mode="lr-tb"/>
    </style:style>
    <style:style style:name="Table11.A" style:family="table-column">
      <style:table-column-properties style:column-width="1.8667in"/>
    </style:style>
    <style:style style:name="Table11.B" style:family="table-column">
      <style:table-column-properties style:column-width="4.6264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8667in"/>
    </style:style>
    <style:style style:name="Table12.B" style:family="table-column">
      <style:table-column-properties style:column-width="4.6264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3" style:family="table">
      <style:table-properties style:width="6.4931in" fo:margin-left="-0.075in" fo:margin-top="0in" fo:margin-bottom="0in" table:align="left" style:writing-mode="lr-tb"/>
    </style:style>
    <style:style style:name="Table13.A" style:family="table-column">
      <style:table-column-properties style:column-width="1.8667in"/>
    </style:style>
    <style:style style:name="Table13.B" style:family="table-column">
      <style:table-column-properties style:column-width="4.6264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0.0069in solid #00000a"/>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1.8667in"/>
    </style:style>
    <style:style style:name="Table14.B" style:family="table-column">
      <style:table-column-properties style:column-width="4.6264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P1" style:family="paragraph" style:parent-style-name="Standard">
      <style:paragraph-properties fo:text-align="justify" style:justify-single-word="false"/>
      <style:text-properties style:font-name="Times New Roman" style:font-name-complex="Times New Roman2"/>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fo:line-height="100%" fo:text-align="justify" style:justify-single-word="false"/>
      <style:text-properties style:font-name="Times New Roman" style:font-name-complex="Times New Roman2"/>
    </style:style>
    <style:style style:name="P4" style:family="paragraph" style:parent-style-name="Standard">
      <style:paragraph-properties fo:margin-top="0in" fo:margin-bottom="0in" fo:line-height="100%" fo:text-align="justify" style:justify-single-word="false"/>
      <style:text-properties style:font-name="Times New Roman" fo:language="tr" fo:country="TR" style:font-name-complex="Times New Roman2"/>
    </style:style>
    <style:style style:name="P5" style:family="paragraph" style:parent-style-name="Standard">
      <style:paragraph-properties fo:margin-top="0in" fo:margin-bottom="0in" fo:line-height="100%" fo:text-align="justify" style:justify-single-word="false"/>
    </style:style>
    <style:style style:name="P6" style:family="paragraph" style:parent-style-name="Standard">
      <style:paragraph-properties fo:margin-top="0in" fo:margin-bottom="0in" fo:line-height="100%" fo:text-align="justify" style:justify-single-word="false"/>
      <style:text-properties fo:language="tr" fo:country="TR"/>
    </style:style>
    <style:style style:name="P7" style:family="paragraph" style:parent-style-name="List_20_Paragraph">
      <style:paragraph-properties fo:margin-top="0in" fo:margin-bottom="0in" fo:line-height="100%" fo:text-align="justify" style:justify-single-word="false"/>
      <style:text-properties style:font-name="Times New Roman" style:font-name-complex="Times New Roman2"/>
    </style:style>
    <style:style style:name="P8"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style:font-name-complex="Times New Roman2"/>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No_20_Spacing">
      <style:paragraph-properties fo:text-align="justify" style:justify-single-word="false"/>
      <style:text-properties fo:color="#5b9bd5" style:font-name="Times New Roman" style:font-name-complex="Times New Roman2"/>
    </style:style>
    <style:style style:name="P12" style:family="paragraph" style:parent-style-name="Contents_20_3">
      <style:paragraph-properties>
        <style:tab-stops>
          <style:tab-stop style:position="6.5in" style:type="right" style:leader-style="dotted" style:leader-text="."/>
        </style:tab-stops>
      </style:paragraph-properties>
    </style:style>
    <style:style style:name="P13" style:family="paragraph" style:parent-style-name="Contents_20_2">
      <style:paragraph-properties>
        <style:tab-stops>
          <style:tab-stop style:position="6.5in" style:type="right" style:leader-style="dotted" style:leader-text="."/>
        </style:tab-stops>
      </style:paragraph-properties>
    </style:style>
    <style:style style:name="P14" style:family="paragraph" style:parent-style-name="Standard">
      <style:paragraph-properties fo:margin-top="0in" fo:margin-bottom="0in" fo:line-height="100%" fo:text-align="justify" style:justify-single-word="false" fo:break-before="page"/>
      <style:text-properties style:font-name="Times New Roman" style:font-name-complex="Times New Roman2"/>
    </style:style>
    <style:style style:name="P15" style:family="paragraph" style:parent-style-name="Standard">
      <style:paragraph-properties fo:margin-top="0in" fo:margin-bottom="0in" fo:line-height="100%" fo:text-align="justify" style:justify-single-word="false"/>
      <style:text-properties style:font-name="Times New Roman" style:font-name-complex="Times New Roman2"/>
    </style:style>
    <style:style style:name="P16" style:family="paragraph" style:parent-style-name="Standard">
      <style:paragraph-properties fo:margin-top="0in" fo:margin-bottom="0in" fo:line-height="100%" fo:text-align="justify" style:justify-single-word="false">
        <style:tab-stops>
          <style:tab-stop style:position="5.9811in"/>
        </style:tab-stops>
      </style:paragraph-properties>
      <style:text-properties style:font-name="Times New Roman" style:font-name-complex="Times New Roman2"/>
    </style:style>
    <style:style style:name="P17" style:family="paragraph" style:parent-style-name="Standard">
      <style:paragraph-properties fo:margin-top="0in" fo:margin-bottom="0in" fo:line-height="100%" fo:text-align="justify" style:justify-single-word="false"/>
      <style:text-properties style:font-name="Times New Roman" fo:font-weight="bold" style:font-weight-asian="bold" style:font-name-complex="Times New Roman2"/>
    </style:style>
    <style:style style:name="P18" style:family="paragraph" style:parent-style-name="Standard">
      <style:paragraph-properties fo:margin-top="0in" fo:margin-bottom="0in" fo:line-height="100%" fo:text-align="justify" style:justify-single-word="false"/>
      <style:text-properties style:font-name="Times New Roman" fo:language="tr" fo:country="TR" fo:font-weight="bold" style:font-weight-asian="bold" style:font-name-complex="Times New Roman2"/>
    </style:style>
    <style:style style:name="P19" style:family="paragraph" style:parent-style-name="Standard">
      <style:paragraph-properties fo:margin-top="0in" fo:margin-bottom="0in" fo:line-height="100%" fo:text-align="justify" style:justify-single-word="false"/>
      <style:text-properties style:font-name="Times New Roman" fo:language="tr" fo:country="TR" style:font-name-complex="Times New Roman2"/>
    </style:style>
    <style:style style:name="P20"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style:font-name-complex="Times New Roman2"/>
    </style:style>
    <style:style style:name="P21" style:family="paragraph" style:parent-style-name="Standard">
      <style:paragraph-properties fo:text-align="justify" style:justify-single-word="false"/>
      <style:text-properties style:font-name="Times New Roman" style:font-name-complex="Times New Roman2"/>
    </style:style>
    <style:style style:name="P22" style:family="paragraph" style:parent-style-name="Heading_20_1">
      <style:paragraph-properties fo:line-height="100%" fo:text-align="justify" style:justify-single-word="false"/>
      <style:text-properties fo:color="#00000a" style:font-name="Times New Roman" fo:font-size="11pt" style:font-size-asian="11pt" style:font-name-complex="Times New Roman2" style:font-size-complex="11pt"/>
    </style:style>
    <style:style style:name="P23" style:family="paragraph" style:parent-style-name="No_20_Spacing">
      <style:paragraph-properties fo:text-align="justify" style:justify-single-word="false"/>
      <style:text-properties style:font-name="Times New Roman" style:font-name-complex="Times New Roman2"/>
    </style:style>
    <style:style style:name="P24" style:family="paragraph" style:parent-style-name="No_20_Spacing">
      <style:paragraph-properties fo:text-align="justify" style:justify-single-word="false"/>
      <style:text-properties fo:color="#5b9bd5" style:font-name="Times New Roman" style:font-name-complex="Times New Roman2"/>
    </style:style>
    <style:style style:name="P25" style:family="paragraph" style:parent-style-name="List_20_Paragraph" style:list-style-name="WWNum31">
      <style:paragraph-properties fo:text-align="justify" style:justify-single-word="false"/>
      <style:text-properties style:font-name="Times New Roman" style:font-name-complex="Times New Roman2"/>
    </style:style>
    <style:style style:name="P26" style:family="paragraph" style:parent-style-name="List_20_Paragraph" style:list-style-name="WWNum32">
      <style:paragraph-properties fo:text-align="justify" style:justify-single-word="false"/>
      <style:text-properties style:font-name="Times New Roman" style:font-name-complex="Times New Roman2"/>
    </style:style>
    <style:style style:name="P27" style:family="paragraph" style:parent-style-name="List_20_Paragraph" style:list-style-name="WWNum34">
      <style:paragraph-properties fo:text-align="justify" style:justify-single-word="false"/>
      <style:text-properties style:font-name="Times New Roman" style:font-name-complex="Times New Roman2"/>
    </style:style>
    <style:style style:name="P28" style:family="paragraph" style:parent-style-name="List_20_Paragraph" style:list-style-name="WWNum36">
      <style:text-properties style:font-name="Times New Roman" style:font-name-complex="Times New Roman2"/>
    </style:style>
    <style:style style:name="P29" style:family="paragraph" style:parent-style-name="List_20_Paragraph" style:list-style-name="WWNum37">
      <style:text-properties style:font-name="Times New Roman" style:font-name-complex="Times New Roman2"/>
    </style:style>
    <style:style style:name="P30" style:family="paragraph" style:parent-style-name="List_20_Paragraph" style:list-style-name="WWNum38">
      <style:text-properties style:font-name="Times New Roman" style:font-name-complex="Times New Roman2"/>
    </style:style>
    <style:style style:name="P31" style:family="paragraph" style:parent-style-name="List_20_Paragraph" style:list-style-name="WWNum45">
      <style:text-properties style:font-name="Times New Roman" style:font-name-complex="Times New Roman2"/>
    </style:style>
    <style:style style:name="P32" style:family="paragraph" style:parent-style-name="List_20_Paragraph" style:list-style-name="WWNum43">
      <style:text-properties style:font-name="Times New Roman" style:font-name-complex="Times New Roman2"/>
    </style:style>
    <style:style style:name="P33" style:family="paragraph" style:parent-style-name="List_20_Paragraph" style:list-style-name="WWNum45"/>
    <style:style style:name="P34" style:family="paragraph" style:parent-style-name="List_20_Paragraph" style:list-style-name="WWNum43"/>
    <style:style style:name="P35" style:family="paragraph" style:parent-style-name="List_20_Paragraph" style:list-style-name="WWNum1">
      <style:paragraph-properties fo:margin-top="0in" fo:margin-bottom="0in" fo:line-height="100%" fo:text-align="justify" style:justify-single-word="false"/>
    </style:style>
    <style:style style:name="P36" style:family="paragraph" style:parent-style-name="List_20_Paragraph" style:list-style-name="WWNum45">
      <style:paragraph-properties fo:margin-top="0in" fo:margin-bottom="0in" fo:line-height="100%" fo:text-align="justify" style:justify-single-word="false"/>
    </style:style>
    <style:style style:name="P37" style:family="paragraph" style:parent-style-name="List_20_Paragraph" style:list-style-name="WWNum39">
      <style:paragraph-properties fo:margin-top="0in" fo:margin-bottom="0in" fo:line-height="100%" fo:text-align="justify" style:justify-single-word="false"/>
      <style:text-properties style:font-name="Times New Roman" style:font-name-complex="Times New Roman2"/>
    </style:style>
    <style:style style:name="P38" style:family="paragraph" style:parent-style-name="List_20_Paragraph" style:list-style-name="WWNum40">
      <style:paragraph-properties fo:margin-top="0in" fo:margin-bottom="0in" fo:line-height="100%" fo:text-align="justify" style:justify-single-word="false"/>
      <style:text-properties style:font-name="Times New Roman" style:font-name-complex="Times New Roman2"/>
    </style:style>
    <style:style style:name="P39" style:family="paragraph" style:parent-style-name="List_20_Paragraph" style:list-style-name="WWNum48">
      <style:paragraph-properties fo:margin-top="0in" fo:margin-bottom="0in" fo:line-height="100%" fo:text-align="justify" style:justify-single-word="false"/>
      <style:text-properties style:font-name="Times New Roman" style:font-name-complex="Times New Roman2"/>
    </style:style>
    <style:style style:name="P40" style:family="paragraph" style:parent-style-name="List_20_Paragraph" style:list-style-name="WWNum1">
      <style:paragraph-properties fo:margin-top="0in" fo:margin-bottom="0in" fo:line-height="100%" fo:text-align="justify" style:justify-single-word="false"/>
      <style:text-properties style:font-name="Times New Roman" style:font-name-complex="Times New Roman2"/>
    </style:style>
    <style:style style:name="P41" style:family="paragraph" style:parent-style-name="List_20_Paragraph" style:list-style-name="WWNum45">
      <style:paragraph-properties fo:margin-top="0in" fo:margin-bottom="0in" fo:line-height="100%" fo:text-align="justify" style:justify-single-word="false"/>
      <style:text-properties style:font-name="Times New Roman" style:font-name-complex="Times New Roman2"/>
    </style:style>
    <style:style style:name="P42" style:family="paragraph" style:parent-style-name="List_20_Paragraph" style:list-style-name="WWNum3">
      <style:paragraph-properties fo:margin-top="0in" fo:margin-bottom="0in" fo:line-height="100%" fo:text-align="justify" style:justify-single-word="false"/>
      <style:text-properties style:font-name="Times New Roman" fo:language="tr" fo:country="TR" style:font-name-complex="Times New Roman2"/>
    </style:style>
    <style:style style:name="P43" style:family="paragraph" style:parent-style-name="List_20_Paragraph" style:list-style-name="WWNum4">
      <style:paragraph-properties fo:margin-top="0in" fo:margin-bottom="0in" fo:line-height="100%" fo:text-align="justify" style:justify-single-word="false"/>
      <style:text-properties style:font-name="Times New Roman" fo:language="tr" fo:country="TR" style:font-name-complex="Times New Roman2"/>
    </style:style>
    <style:style style:name="P44" style:family="paragraph" style:parent-style-name="List_20_Paragraph" style:list-style-name="WWNum5">
      <style:paragraph-properties fo:margin-top="0in" fo:margin-bottom="0in" fo:line-height="100%" fo:text-align="justify" style:justify-single-word="false"/>
      <style:text-properties style:font-name="Times New Roman" fo:language="tr" fo:country="TR" style:font-name-complex="Times New Roman2"/>
    </style:style>
    <style:style style:name="P45" style:family="paragraph" style:parent-style-name="List_20_Paragraph" style:list-style-name="WWNum6">
      <style:paragraph-properties fo:margin-top="0in" fo:margin-bottom="0in" fo:line-height="100%" fo:text-align="justify" style:justify-single-word="false"/>
      <style:text-properties style:font-name="Times New Roman" fo:language="tr" fo:country="TR" style:font-name-complex="Times New Roman2"/>
    </style:style>
    <style:style style:name="P46" style:family="paragraph" style:parent-style-name="List_20_Paragraph" style:list-style-name="WWNum7">
      <style:paragraph-properties fo:margin-top="0in" fo:margin-bottom="0in" fo:line-height="100%" fo:text-align="justify" style:justify-single-word="false"/>
      <style:text-properties style:font-name="Times New Roman" fo:language="tr" fo:country="TR" style:font-name-complex="Times New Roman2"/>
    </style:style>
    <style:style style:name="P47" style:family="paragraph" style:parent-style-name="List_20_Paragraph" style:list-style-name="WWNum8">
      <style:paragraph-properties fo:margin-top="0in" fo:margin-bottom="0in" fo:line-height="100%" fo:text-align="justify" style:justify-single-word="false"/>
      <style:text-properties style:font-name="Times New Roman" fo:language="tr" fo:country="TR" style:font-name-complex="Times New Roman2"/>
    </style:style>
    <style:style style:name="P48" style:family="paragraph" style:parent-style-name="List_20_Paragraph" style:list-style-name="WWNum9">
      <style:paragraph-properties fo:margin-top="0in" fo:margin-bottom="0in" fo:line-height="100%" fo:text-align="justify" style:justify-single-word="false"/>
      <style:text-properties style:font-name="Times New Roman" fo:language="tr" fo:country="TR" style:font-name-complex="Times New Roman2"/>
    </style:style>
    <style:style style:name="P49" style:family="paragraph" style:parent-style-name="List_20_Paragraph" style:list-style-name="WWNum10">
      <style:paragraph-properties fo:margin-top="0in" fo:margin-bottom="0in" fo:line-height="100%" fo:text-align="justify" style:justify-single-word="false"/>
      <style:text-properties style:font-name="Times New Roman" fo:language="tr" fo:country="TR" style:font-name-complex="Times New Roman2"/>
    </style:style>
    <style:style style:name="P50" style:family="paragraph" style:parent-style-name="List_20_Paragraph" style:list-style-name="WWNum11">
      <style:paragraph-properties fo:margin-top="0in" fo:margin-bottom="0in" fo:line-height="100%" fo:text-align="justify" style:justify-single-word="false"/>
      <style:text-properties style:font-name="Times New Roman" fo:language="tr" fo:country="TR" style:font-name-complex="Times New Roman2"/>
    </style:style>
    <style:style style:name="P51" style:family="paragraph" style:parent-style-name="List_20_Paragraph" style:list-style-name="WWNum12">
      <style:paragraph-properties fo:margin-top="0in" fo:margin-bottom="0in" fo:line-height="100%" fo:text-align="justify" style:justify-single-word="false"/>
      <style:text-properties style:font-name="Times New Roman" fo:language="tr" fo:country="TR" style:font-name-complex="Times New Roman2"/>
    </style:style>
    <style:style style:name="P52" style:family="paragraph" style:parent-style-name="List_20_Paragraph" style:list-style-name="WWNum13">
      <style:paragraph-properties fo:margin-top="0in" fo:margin-bottom="0in" fo:line-height="100%" fo:text-align="justify" style:justify-single-word="false"/>
      <style:text-properties style:font-name="Times New Roman" fo:language="tr" fo:country="TR" style:font-name-complex="Times New Roman2"/>
    </style:style>
    <style:style style:name="P53" style:family="paragraph" style:parent-style-name="List_20_Paragraph" style:list-style-name="WWNum14">
      <style:paragraph-properties fo:margin-top="0in" fo:margin-bottom="0in" fo:line-height="100%" fo:text-align="justify" style:justify-single-word="false"/>
      <style:text-properties style:font-name="Times New Roman" fo:language="tr" fo:country="TR" style:font-name-complex="Times New Roman2"/>
    </style:style>
    <style:style style:name="P54" style:family="paragraph" style:parent-style-name="List_20_Paragraph" style:list-style-name="WWNum15">
      <style:paragraph-properties fo:margin-top="0in" fo:margin-bottom="0in" fo:line-height="100%" fo:text-align="justify" style:justify-single-word="false"/>
      <style:text-properties style:font-name="Times New Roman" fo:language="tr" fo:country="TR" style:font-name-complex="Times New Roman2"/>
    </style:style>
    <style:style style:name="P55" style:family="paragraph" style:parent-style-name="List_20_Paragraph" style:list-style-name="WWNum16">
      <style:paragraph-properties fo:margin-top="0in" fo:margin-bottom="0in" fo:line-height="100%" fo:text-align="justify" style:justify-single-word="false"/>
      <style:text-properties style:font-name="Times New Roman" fo:language="tr" fo:country="TR" style:font-name-complex="Times New Roman2"/>
    </style:style>
    <style:style style:name="P56" style:family="paragraph" style:parent-style-name="List_20_Paragraph" style:list-style-name="WWNum17">
      <style:paragraph-properties fo:margin-top="0in" fo:margin-bottom="0in" fo:line-height="100%" fo:text-align="justify" style:justify-single-word="false"/>
      <style:text-properties style:font-name="Times New Roman" fo:language="tr" fo:country="TR" style:font-name-complex="Times New Roman2"/>
    </style:style>
    <style:style style:name="P57" style:family="paragraph" style:parent-style-name="List_20_Paragraph" style:list-style-name="WWNum18">
      <style:paragraph-properties fo:margin-top="0in" fo:margin-bottom="0in" fo:line-height="100%" fo:text-align="justify" style:justify-single-word="false"/>
      <style:text-properties style:font-name="Times New Roman" fo:language="tr" fo:country="TR" style:font-name-complex="Times New Roman2"/>
    </style:style>
    <style:style style:name="P58" style:family="paragraph" style:parent-style-name="List_20_Paragraph" style:list-style-name="WWNum19">
      <style:paragraph-properties fo:margin-top="0in" fo:margin-bottom="0in" fo:line-height="100%" fo:text-align="justify" style:justify-single-word="false"/>
      <style:text-properties style:font-name="Times New Roman" fo:language="tr" fo:country="TR" style:font-name-complex="Times New Roman2"/>
    </style:style>
    <style:style style:name="P59" style:family="paragraph" style:parent-style-name="List_20_Paragraph" style:list-style-name="WWNum20">
      <style:paragraph-properties fo:margin-top="0in" fo:margin-bottom="0in" fo:line-height="100%" fo:text-align="justify" style:justify-single-word="false"/>
      <style:text-properties style:font-name="Times New Roman" fo:language="tr" fo:country="TR" style:font-name-complex="Times New Roman2"/>
    </style:style>
    <style:style style:name="P60" style:family="paragraph" style:parent-style-name="List_20_Paragraph" style:list-style-name="WWNum21">
      <style:paragraph-properties fo:margin-top="0in" fo:margin-bottom="0in" fo:line-height="100%" fo:text-align="justify" style:justify-single-word="false"/>
      <style:text-properties style:font-name="Times New Roman" fo:language="tr" fo:country="TR" style:font-name-complex="Times New Roman2"/>
    </style:style>
    <style:style style:name="P61" style:family="paragraph" style:parent-style-name="List_20_Paragraph" style:list-style-name="WWNum22">
      <style:paragraph-properties fo:margin-top="0in" fo:margin-bottom="0in" fo:line-height="100%" fo:text-align="justify" style:justify-single-word="false"/>
      <style:text-properties style:font-name="Times New Roman" fo:language="tr" fo:country="TR" style:font-name-complex="Times New Roman2"/>
    </style:style>
    <style:style style:name="P62" style:family="paragraph" style:parent-style-name="List_20_Paragraph" style:list-style-name="WWNum23">
      <style:paragraph-properties fo:margin-top="0in" fo:margin-bottom="0in" fo:line-height="100%" fo:text-align="justify" style:justify-single-word="false"/>
      <style:text-properties style:font-name="Times New Roman" fo:language="tr" fo:country="TR" style:font-name-complex="Times New Roman2"/>
    </style:style>
    <style:style style:name="P63" style:family="paragraph" style:parent-style-name="List_20_Paragraph" style:list-style-name="WWNum24">
      <style:paragraph-properties fo:margin-top="0in" fo:margin-bottom="0in" fo:line-height="100%" fo:text-align="justify" style:justify-single-word="false"/>
      <style:text-properties style:font-name="Times New Roman" fo:language="tr" fo:country="TR" style:font-name-complex="Times New Roman2"/>
    </style:style>
    <style:style style:name="P64" style:family="paragraph" style:parent-style-name="List_20_Paragraph" style:list-style-name="WWNum25">
      <style:paragraph-properties fo:margin-top="0in" fo:margin-bottom="0in" fo:line-height="100%" fo:text-align="justify" style:justify-single-word="false"/>
      <style:text-properties style:font-name="Times New Roman" fo:language="tr" fo:country="TR" style:font-name-complex="Times New Roman2"/>
    </style:style>
    <style:style style:name="P65" style:family="paragraph" style:parent-style-name="List_20_Paragraph" style:list-style-name="WWNum26">
      <style:paragraph-properties fo:margin-top="0in" fo:margin-bottom="0in" fo:line-height="100%" fo:text-align="justify" style:justify-single-word="false"/>
      <style:text-properties style:font-name="Times New Roman" fo:language="tr" fo:country="TR" style:font-name-complex="Times New Roman2"/>
    </style:style>
    <style:style style:name="P66" style:family="paragraph" style:parent-style-name="List_20_Paragraph" style:list-style-name="WWNum27">
      <style:paragraph-properties fo:margin-top="0in" fo:margin-bottom="0in" fo:line-height="100%" fo:text-align="justify" style:justify-single-word="false"/>
      <style:text-properties style:font-name="Times New Roman" fo:language="tr" fo:country="TR" style:font-name-complex="Times New Roman2"/>
    </style:style>
    <style:style style:name="P67" style:family="paragraph" style:parent-style-name="List_20_Paragraph" style:list-style-name="WWNum28">
      <style:paragraph-properties fo:margin-top="0in" fo:margin-bottom="0in" fo:line-height="100%" fo:text-align="justify" style:justify-single-word="false"/>
      <style:text-properties style:font-name="Times New Roman" fo:language="tr" fo:country="TR" style:font-name-complex="Times New Roman2"/>
    </style:style>
    <style:style style:name="P68" style:family="paragraph" style:parent-style-name="List_20_Paragraph" style:list-style-name="WWNum29">
      <style:paragraph-properties fo:margin-top="0in" fo:margin-bottom="0in" fo:line-height="100%" fo:text-align="justify" style:justify-single-word="false"/>
      <style:text-properties style:font-name="Times New Roman" fo:language="tr" fo:country="TR" style:font-name-complex="Times New Roman2"/>
    </style:style>
    <style:style style:name="P69" style:family="paragraph" style:parent-style-name="List_20_Paragraph" style:list-style-name="WWNum30">
      <style:paragraph-properties fo:margin-top="0in" fo:margin-bottom="0in" fo:line-height="100%" fo:text-align="justify" style:justify-single-word="false"/>
      <style:text-properties style:font-name="Times New Roman" fo:language="tr" fo:country="TR" style:font-name-complex="Times New Roman2"/>
    </style:style>
    <style:style style:name="P70" style:family="paragraph" style:parent-style-name="List_20_Paragraph" style:list-style-name="WWNum3">
      <style:paragraph-properties fo:margin-top="0in" fo:margin-bottom="0in" fo:line-height="100%" fo:text-align="justify" style:justify-single-word="false"/>
      <style:text-properties fo:language="tr" fo:country="TR"/>
    </style:style>
    <style:style style:name="P71" style:family="paragraph" style:parent-style-name="List_20_Paragraph" style:list-style-name="WWNum4">
      <style:paragraph-properties fo:margin-top="0in" fo:margin-bottom="0in" fo:line-height="100%" fo:text-align="justify" style:justify-single-word="false"/>
      <style:text-properties fo:language="tr" fo:country="TR"/>
    </style:style>
    <style:style style:name="P72" style:family="paragraph" style:parent-style-name="List_20_Paragraph" style:list-style-name="WWNum5">
      <style:paragraph-properties fo:margin-top="0in" fo:margin-bottom="0in" fo:line-height="100%" fo:text-align="justify" style:justify-single-word="false"/>
      <style:text-properties fo:language="tr" fo:country="TR"/>
    </style:style>
    <style:style style:name="P73" style:family="paragraph" style:parent-style-name="List_20_Paragraph" style:list-style-name="WWNum8">
      <style:paragraph-properties fo:margin-top="0in" fo:margin-bottom="0in" fo:line-height="100%" fo:text-align="justify" style:justify-single-word="false"/>
      <style:text-properties fo:language="tr" fo:country="TR"/>
    </style:style>
    <style:style style:name="P74" style:family="paragraph" style:parent-style-name="List_20_Paragraph" style:list-style-name="WWNum17">
      <style:paragraph-properties fo:margin-top="0in" fo:margin-bottom="0in" fo:line-height="100%" fo:text-align="justify" style:justify-single-word="false"/>
      <style:text-properties fo:language="tr" fo:country="TR"/>
    </style:style>
    <style:style style:name="P75" style:family="paragraph" style:parent-style-name="List_20_Paragraph" style:list-style-name="WWNum2">
      <style:paragraph-properties fo:margin-left="0.25in" fo:margin-right="0in" fo:text-align="justify" style:justify-single-word="false" fo:text-indent="0in" style:auto-text-indent="false"/>
      <style:text-properties style:font-name="Times New Roman" style:font-name-complex="Times New Roman2"/>
    </style:style>
    <style:style style:name="P76" style:family="paragraph" style:parent-style-name="Contents_20_Heading">
      <style:paragraph-properties fo:line-height="100%" fo:text-align="justify" style:justify-single-word="false"/>
      <style:text-properties fo:color="#00000a" style:font-name="Times New Roman" fo:font-size="11pt" style:font-size-asian="11pt" style:font-name-complex="Times New Roman2" style:font-size-complex="11pt"/>
    </style:style>
    <style:style style:name="P77" style:family="paragraph" style:parent-style-name="Heading_20_2">
      <style:paragraph-properties fo:line-height="100%" fo:text-align="justify" style:justify-single-word="false"/>
    </style:style>
    <style:style style:name="P78" style:family="paragraph" style:parent-style-name="Heading_20_2">
      <style:paragraph-properties fo:line-height="100%" fo:text-align="justify" style:justify-single-word="false"/>
      <style:text-properties fo:color="#00000a" style:font-name="Times New Roman" fo:font-size="11pt" style:font-size-asian="11pt" style:font-name-complex="Times New Roman2" style:font-size-complex="11pt"/>
    </style:style>
    <style:style style:name="P79" style:family="paragraph" style:parent-style-name="Heading_20_3">
      <style:text-properties fo:color="#00000a" style:font-name="Times New Roman" style:font-name-complex="Times New Roman2"/>
    </style:style>
    <style:style style:name="P80" style:family="paragraph" style:parent-style-name="Heading_20_3">
      <style:paragraph-properties fo:line-height="100%" fo:text-align="justify" style:justify-single-word="false"/>
      <style:text-properties fo:color="#00000a" style:font-name="Times New Roman" style:font-name-complex="Times New Roman2"/>
    </style:style>
    <style:style style:name="P81" style:family="paragraph" style:parent-style-name="Heading_20_3">
      <style:paragraph-properties fo:text-align="justify" style:justify-single-word="false"/>
      <style:text-properties fo:color="#00000a" style:font-name="Times New Roman" style:font-name-complex="Times New Roman2"/>
    </style:style>
    <style:style style:name="P82" style:family="paragraph" style:parent-style-name="Heading_20_3">
      <style:paragraph-properties fo:text-align="justify" style:justify-single-word="false"/>
    </style:style>
    <style:style style:name="P83" style:family="paragraph">
      <style:paragraph-properties fo:margin-left="0in" fo:margin-right="0in" fo:margin-top="0in" fo:margin-bottom="0in" fo:line-height="108%"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imes New Roman" style:font-name-complex="Times New Roman2"/>
    </style:style>
    <style:style style:name="T2" style:family="text">
      <style:text-properties style:font-name="Times New Roman" style:font-name-complex="Times New Roman2" text:display="none"/>
    </style:style>
    <style:style style:name="T3" style:family="text">
      <style:text-properties style:font-name="Times New Roman" fo:font-weight="bold" style:font-weight-asian="bold" style:font-name-complex="Times New Roman2"/>
    </style:style>
    <style:style style:name="T4" style:family="text">
      <style:text-properties style:font-name="Times New Roman" fo:font-weight="bold" style:font-weight-asian="bold" style:font-name-complex="Times New Roman2" style:font-weight-complex="bold"/>
    </style:style>
    <style:style style:name="T5" style:family="text">
      <style:text-properties style:font-name="Times New Roman" fo:background-color="#ffff00" style:font-name-complex="Times New Roman2"/>
    </style:style>
    <style:style style:name="T6" style:family="text">
      <style:text-properties fo:color="#00000a" style:font-name="Times New Roman" style:font-name-complex="Times New Roman2"/>
    </style:style>
    <style:style style:name="T7" style:family="text">
      <style:text-properties fo:color="#00000a" style:font-name="Times New Roman" fo:font-size="11pt" style:font-size-asian="11pt" style:font-name-complex="Times New Roman2" style:font-size-complex="11pt"/>
    </style:style>
    <style:style style:name="T8" style:family="text">
      <style:text-properties fo:language="it" fo:country="IT"/>
    </style:style>
    <style:style style:name="T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3">[Type the company name]</text:p>
          </table:table-cell>
        </table:table-row>
        <table:table-row table:style-name="Table1.1">
          <table:table-cell table:style-name="Table1.A1" office:value-type="string">
            <text:p text:style-name="P11">[Type the document title]</text:p>
          </table:table-cell>
        </table:table-row>
        <table:table-row table:style-name="Table1.1">
          <table:table-cell table:style-name="Table1.A1" office:value-type="string">
            <text:p text:style-name="P23">[Type the document subtitle]</text:p>
          </table:table-cell>
        </table:table-row>
      </table:table>
      <text:p text:style-name="P3"/>
      <text:p text:style-name="P3"/>
      <table:table table:name="Table2" table:style-name="Table2">
        <table:table-column table:style-name="Table2.A"/>
        <table:table-row table:style-name="Table2.1">
          <table:table-cell table:style-name="Table2.A1" office:value-type="string">
            <text:p text:style-name="P11">Y2P</text:p>
            <text:p text:style-name="P11">[Pick the date]</text:p>
            <text:p text:style-name="P11"/>
          </table:table-cell>
        </table:table-row>
      </table:table>
      <text:p text:style-name="P3"/>
      <text:p text:style-name="P14"><text:s/></text:p>
      <text:p text:style-name="P76">Contents<text:bookmark text:name="_GoBac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1837_1487830608" text:style-name="Internet_20_link" text:visited-style-name="Visited_20_Internet_20_Link">1. INTRODUCTION<text:tab/>3</text:a></text:p>
          <text:p text:style-name="P12"><text:a xlink:type="simple" xlink:href="#__RefHeading__1839_1487830608" text:style-name="Internet_20_link" text:visited-style-name="Visited_20_Internet_20_Link">A.1 Goals<text:tab/>3</text:a></text:p>
          <text:p text:style-name="P13"><text:a xlink:type="simple" xlink:href="#__RefHeading__1841_1487830608" text:style-name="Internet_20_link" text:visited-style-name="Visited_20_Internet_20_Link">C. Definitions, Acronyms, Abbreviations<text:tab/>4</text:a></text:p>
          <text:p text:style-name="P12"><text:a xlink:type="simple" xlink:href="#__RefHeading__1843_1487830608" text:style-name="Internet_20_link" text:visited-style-name="Visited_20_Internet_20_Link">C.1 Definitions<text:tab/>4</text:a></text:p>
          <text:p text:style-name="P12"><text:a xlink:type="simple" xlink:href="#__RefHeading__1845_1487830608" text:style-name="Internet_20_link" text:visited-style-name="Visited_20_Internet_20_Link">C.2 Acronyms <text:tab/>4</text:a></text:p>
          <text:p text:style-name="P13"><text:a xlink:type="simple" xlink:href="#__RefHeading__1847_1487830608" text:style-name="Internet_20_link" text:visited-style-name="Visited_20_Internet_20_Link">D. Revision history<text:tab/>5</text:a></text:p>
          <text:p text:style-name="P13"><text:a xlink:type="simple" xlink:href="#__RefHeading__1849_1487830608" text:style-name="Internet_20_link" text:visited-style-name="Visited_20_Internet_20_Link">E. Reference Documents<text:tab/>5</text:a></text:p>
          <text:p text:style-name="P13"><text:a xlink:type="simple" xlink:href="#__RefHeading__1851_1487830608" text:style-name="Internet_20_link" text:visited-style-name="Visited_20_Internet_20_Link">F. Document Structure<text:tab/>5</text:a></text:p>
          <text:p text:style-name="P10"><text:a xlink:type="simple" xlink:href="#__RefHeading__1853_1487830608" text:style-name="Internet_20_link" text:visited-style-name="Visited_20_Internet_20_Link">2. OVERALL DESCRIPTION<text:tab/>5</text:a></text:p>
          <text:p text:style-name="P13"><text:a xlink:type="simple" xlink:href="#__RefHeading__1855_1487830608" text:style-name="Internet_20_link" text:visited-style-name="Visited_20_Internet_20_Link">A. Product perspective:<text:tab/>5</text:a></text:p>
          <text:p text:style-name="P13"><text:a xlink:type="simple" xlink:href="#__RefHeading__1857_1487830608" text:style-name="Internet_20_link" text:visited-style-name="Visited_20_Internet_20_Link">B. Product functions:<text:tab/>5</text:a></text:p>
          <text:p text:style-name="P12"><text:a xlink:type="simple" xlink:href="#__RefHeading__1859_1487830608" text:style-name="Internet_20_link" text:visited-style-name="Visited_20_Internet_20_Link">B.1 Event Management<text:tab/>5</text:a></text:p>
          <text:p text:style-name="P12"><text:a xlink:type="simple" xlink:href="#__RefHeading__1861_1487830608" text:style-name="Internet_20_link" text:visited-style-name="Visited_20_Internet_20_Link">B.2 Trip Management<text:tab/>5</text:a></text:p>
          <text:p text:style-name="P13"><text:a xlink:type="simple" xlink:href="#__RefHeading__1863_1487830608" text:style-name="Internet_20_link" text:visited-style-name="Visited_20_Internet_20_Link">C. User characteristics: <text:tab/>6</text:a></text:p>
          <text:p text:style-name="P13"><text:a xlink:type="simple" xlink:href="#__RefHeading__1865_1487830608" text:style-name="Internet_20_link" text:visited-style-name="Visited_20_Internet_20_Link">D. Assumptions, dependencies and constraints: <text:tab/>6</text:a></text:p>
          <text:p text:style-name="P12"><text:a xlink:type="simple" xlink:href="#__RefHeading__1867_1487830608" text:style-name="Internet_20_link" text:visited-style-name="Visited_20_Internet_20_Link">D.1. Domain Assumptions <text:tab/>6</text:a></text:p>
          <text:p text:style-name="P12"><text:a xlink:type="simple" xlink:href="#__RefHeading__1869_1487830608" text:style-name="Internet_20_link" text:visited-style-name="Visited_20_Internet_20_Link">D.2 Dependencies<text:tab/>6</text:a></text:p>
          <text:p text:style-name="P12"><text:a xlink:type="simple" xlink:href="#__RefHeading__1871_1487830608" text:style-name="Internet_20_link" text:visited-style-name="Visited_20_Internet_20_Link">D.3 Constraints<text:tab/>6</text:a></text:p>
          <text:p text:style-name="P12"><text:a xlink:type="simple" xlink:href="#__RefHeading__1873_1487830608" text:style-name="Internet_20_link" text:visited-style-name="Visited_20_Internet_20_Link">D.3.1 Regulatory Policies<text:tab/>6</text:a></text:p>
          <text:p text:style-name="P12"><text:a xlink:type="simple" xlink:href="#__RefHeading__1875_1487830608" text:style-name="Internet_20_link" text:visited-style-name="Visited_20_Internet_20_Link">D.3.2 Hardware Limitations<text:tab/>6</text:a></text:p>
          <text:p text:style-name="P12"><text:a xlink:type="simple" xlink:href="#__RefHeading__1877_1487830608" text:style-name="Internet_20_link" text:visited-style-name="Visited_20_Internet_20_Link">D.3.3 Interfaces to other applications<text:tab/>7</text:a></text:p>
          <text:p text:style-name="P13"><text:a xlink:type="simple" xlink:href="#__RefHeading__1879_1487830608" text:style-name="Internet_20_link" text:visited-style-name="Visited_20_Internet_20_Link">A. External Interface Requirements<text:tab/>7</text:a></text:p>
          <text:p text:style-name="P12"><text:a xlink:type="simple" xlink:href="#__RefHeading__1881_1487830608" text:style-name="Internet_20_link" text:visited-style-name="Visited_20_Internet_20_Link">A.1 User Interfaces<text:tab/>7</text:a></text:p>
          <text:p text:style-name="P12"><text:a xlink:type="simple" xlink:href="#__RefHeading__1883_1487830608" text:style-name="Internet_20_link" text:visited-style-name="Visited_20_Internet_20_Link">A.2 Hardware Interfaces<text:tab/>7</text:a></text:p>
          <text:p text:style-name="P12"><text:a xlink:type="simple" xlink:href="#__RefHeading__1885_1487830608" text:style-name="Internet_20_link" text:visited-style-name="Visited_20_Internet_20_Link">A.3 Software Interfaces<text:tab/>7</text:a></text:p>
          <text:p text:style-name="P12"><text:a xlink:type="simple" xlink:href="#__RefHeading__1887_1487830608" text:style-name="Internet_20_link" text:visited-style-name="Visited_20_Internet_20_Link">A.4 Communication Interfaces<text:tab/>7</text:a></text:p>
          <text:p text:style-name="P13"><text:a xlink:type="simple" xlink:href="#__RefHeading__1889_1487830608" text:style-name="Internet_20_link" text:visited-style-name="Visited_20_Internet_20_Link">B. Functional Requirements: <text:tab/>7</text:a></text:p>
          <text:p text:style-name="P12"><text:a xlink:type="simple" xlink:href="#__RefHeading__1891_1487830608" text:style-name="Internet_20_link" text:visited-style-name="Visited_20_Internet_20_Link">B.1.1 [G ]. Allow users to create new account<text:tab/>7</text:a></text:p>
          <text:p text:style-name="P12"><text:a xlink:type="simple" xlink:href="#__RefHeading__1893_1487830608" text:style-name="Internet_20_link" text:visited-style-name="Visited_20_Internet_20_Link">B.1.2 [G ]. Allow users to become logged in to existing account after entering his/her credentials.<text:tab/>7</text:a></text:p>
          <text:p text:style-name="P12"><text:a xlink:type="simple" xlink:href="#__RefHeading__1895_1487830608" text:style-name="Internet_20_link" text:visited-style-name="Visited_20_Internet_20_Link">B.1.3 [G ]. Allow users to view his/her calendar.<text:tab/>7</text:a></text:p>
          <text:p text:style-name="P12"><text:a xlink:type="simple" xlink:href="#__RefHeading__1897_1487830608" text:style-name="Internet_20_link" text:visited-style-name="Visited_20_Internet_20_Link">B.1.4 [G ]. Allow users to manage events in calendar<text:tab/>8</text:a></text:p>
          <text:p text:style-name="P12"><text:soft-page-break/><text:a xlink:type="simple" xlink:href="#__RefHeading__1899_1487830608" text:style-name="Internet_20_link" text:visited-style-name="Visited_20_Internet_20_Link">B.1.5 [G] Allow users to manage personal mobility preferences<text:tab/>8</text:a></text:p>
          <text:p text:style-name="P12"><text:a xlink:type="simple" xlink:href="#__RefHeading__1901_1487830608" text:style-name="Internet_20_link" text:visited-style-name="Visited_20_Internet_20_Link">B.1.6[G ]. Allow users to know mobility options which minimize travelling duration under user preferences, weather and traffic constraints.<text:tab/>8</text:a></text:p>
          <text:p text:style-name="P12"><text:a xlink:type="simple" xlink:href="#__RefHeading__1903_1487830608" text:style-name="Internet_20_link" text:visited-style-name="Visited_20_Internet_20_Link">B.1.7. [G]. Allow users to generate the optimum schedule in consideration of time and travelling resources.<text:tab/>9</text:a></text:p>
          <text:p text:style-name="P12"><text:a xlink:type="simple" xlink:href="#__RefHeading__1905_1487830608" text:style-name="Internet_20_link" text:visited-style-name="Visited_20_Internet_20_Link">B.2 Use Cases<text:tab/>10</text:a></text:p>
          <text:p text:style-name="P13"><text:a xlink:type="simple" xlink:href="#__RefHeading__1907_1487830608" text:style-name="Internet_20_link" text:visited-style-name="Visited_20_Internet_20_Link">C. Performance Requirements<text:tab/>16</text:a></text:p>
          <text:p text:style-name="P13"><text:a xlink:type="simple" xlink:href="#__RefHeading__1909_1487830608" text:style-name="Internet_20_link" text:visited-style-name="Visited_20_Internet_20_Link">D. Design Constraints<text:tab/>16</text:a></text:p>
          <text:p text:style-name="P12"><text:a xlink:type="simple" xlink:href="#__RefHeading__1911_1487830608" text:style-name="Internet_20_link" text:visited-style-name="Visited_20_Internet_20_Link">D.1 Standards compliance<text:tab/>16</text:a></text:p>
          <text:p text:style-name="P12"><text:a xlink:type="simple" xlink:href="#__RefHeading__1913_1487830608" text:style-name="Internet_20_link" text:visited-style-name="Visited_20_Internet_20_Link">D.2 Hardware limitations<text:tab/>16</text:a></text:p>
          <text:p text:style-name="P12"><text:a xlink:type="simple" xlink:href="#__RefHeading__1915_1487830608" text:style-name="Internet_20_link" text:visited-style-name="Visited_20_Internet_20_Link">D.3 Any other constraint<text:tab/>16</text:a></text:p>
          <text:p text:style-name="P13"><text:a xlink:type="simple" xlink:href="#__RefHeading__1917_1487830608" text:style-name="Internet_20_link" text:visited-style-name="Visited_20_Internet_20_Link">E. Software System Attributes<text:tab/>16</text:a></text:p>
          <text:p text:style-name="P12"><text:a xlink:type="simple" xlink:href="#__RefHeading__1919_1487830608" text:style-name="Internet_20_link" text:visited-style-name="Visited_20_Internet_20_Link">E.1 Reliability<text:tab/>16</text:a></text:p>
          <text:p text:style-name="P12"><text:a xlink:type="simple" xlink:href="#__RefHeading__1921_1487830608" text:style-name="Internet_20_link" text:visited-style-name="Visited_20_Internet_20_Link">E.2 Availability<text:tab/>16</text:a></text:p>
          <text:p text:style-name="P12"><text:a xlink:type="simple" xlink:href="#__RefHeading__1923_1487830608" text:style-name="Internet_20_link" text:visited-style-name="Visited_20_Internet_20_Link">E.3 Security<text:tab/>16</text:a></text:p>
          <text:p text:style-name="P12"><text:a xlink:type="simple" xlink:href="#__RefHeading__1925_1487830608" text:style-name="Internet_20_link" text:visited-style-name="Visited_20_Internet_20_Link">E.4 Maintainability<text:tab/>16</text:a></text:p>
          <text:p text:style-name="P12"><text:a xlink:type="simple" xlink:href="#__RefHeading__1927_1487830608" text:style-name="Internet_20_link" text:visited-style-name="Visited_20_Internet_20_Link">E.5 Portability<text:tab/>16</text:a></text:p>
          <text:p text:style-name="P10"><text:a xlink:type="simple" xlink:href="#__RefHeading__1929_1487830608" text:style-name="Internet_20_link" text:visited-style-name="Visited_20_Internet_20_Link">6. REFERENCES<text:tab/>17</text:a></text:p>
        </text:index-body>
      </text:table-of-content>
      <text:p text:style-name="P5"><text:a xlink:type="simple" xlink:href="#_Toc495957386" text:style-name="Internet_20_link" text:visited-style-name="Visited_20_Internet_20_Link"><text:span text:style-name="T2"/></text:a></text:p>
      <text:list xml:id="list4792054813357101300" text:style-name="Outline">
        <text:list-item>
          <text:h text:style-name="P22" text:outline-level="1"><text:bookmark-start text:name="_Toc495957386"/><text:bookmark-start text:name="__RefHeading__1837_1487830608"/>1. INTRODUCTION<text:bookmark-end text:name="_Toc495957386"/><text:bookmark-end text:name="__RefHeading__1837_1487830608"/></text:h>
        </text:list-item>
      </text:list>
      <text:p text:style-name="P5"><text:bookmark-start text:name="_Toc495957387"/><text:span text:style-name="Heading_20_2_20_Char"><text:span text:style-name="T7">A. </text:span></text:span><office:annotation office:name="__Annotation__395_1487830608"><dc:creator>Y2P</dc:creator><dc:date>2017-10-15T10:09:00.34</dc:date><textooo:sender-initials>Y</textooo:sender-initials><text:p>Description of problem gerek var mı?</text:p></office:annotation><text:span text:style-name="Heading_20_2_20_Char"><text:span text:style-name="T7">Purpose</text:span></text:span><text:bookmark-end text:name="_Toc495957387"/><office:annotation-end office:name="__Annotation__395_1487830608"/><text:span text:style-name="Heading_20_2_20_Char"><text:span text:style-name="T7">:</text:span></text:span><text:span text:style-name="T1"> </text:span></text:p>
      <text:p text:style-name="P3"><text:tab/>This document presents the Requirement Analysis and Specifications for Travelander+ application. This document aims to define functional and non-functional requirements, detailed analysis of the environment and constraints, realization of customer needs, and characteristic of users and their use case for the Travelander+ application. Typical audience of this document are the developers who aims to implement this system.</text:p>
      <text:p text:style-name="P8">Travelander+ application provides an enhanced calendar with custom scheduling options to create appointments and offers travel planning assistance in between the arranged appointments for its possible users. The system enables its users to add/edit appointments, choose mobility preferences and to offer them the best options for travelling from one appointment to another by regarding environmental conditions (such as traffic, weather etc.), user specific situations and preferences and efficient usage of time and other available resources.</text:p>
      <text:list xml:id="list36795335" text:continue-numbering="true" text:style-name="Outline">
        <text:list-item>
          <text:list>
            <text:list-item>
              <text:list>
                <text:list-item>
                  <text:h text:style-name="P80" text:outline-level="3"><text:bookmark-start text:name="_Toc495957388"/><text:bookmark-start text:name="__RefHeading__1839_1487830608"/>A.1 Goals<text:bookmark-end text:name="_Toc495957388"/><text:bookmark-end text:name="__RefHeading__1839_1487830608"/></text:h>
                </text:list-item>
              </text:list>
            </text:list-item>
          </text:list>
        </text:list-item>
      </text:list>
      <text:p text:style-name="P17">Users:</text:p>
      <text:p text:style-name="P3">[G].Allow users to create new account</text:p>
      <text:p text:style-name="P16">[G].Allow users to become logged in to existing account after entering his/her credentials.<text:tab/></text:p>
      <text:p text:style-name="P3">[G].Allow users to view his/her calendar.</text:p>
      <text:p text:style-name="P3">[G].Allow users to manage events in calendar</text:p>
      <text:list xml:id="list4096514394460755288" text:style-name="WWNum39">
        <text:list-item>
          <text:p text:style-name="P37">[G].Allow users to add new event to the user if selected time slot is available.</text:p>
        </text:list-item>
        <text:list-item>
          <text:p text:style-name="P37"><text:soft-page-break/>[G].Allow users to receive a warning if the selected time slot is occupied or not feasible by considering place and time constraints.</text:p>
        </text:list-item>
        <text:list-item>
          <text:p text:style-name="P37">[G].Allow users to edit his/her events.</text:p>
        </text:list-item>
        <text:list-item>
          <text:p text:style-name="P37">[G].Allow users to delete his/her events. </text:p>
        </text:list-item>
        <text:list-item>
          <text:p text:style-name="P37">[G].Allow users to add customized break time with a certain duration defined in a certain time interval</text:p>
        </text:list-item>
        <text:list-item>
          <text:p text:style-name="P37">[G].Allow users to pin particular event by regarding importance of the event.</text:p>
        </text:list-item>
        <text:list-item>
          <text:p text:style-name="P37">[G].Allow users to receive alerts for the pinned events.</text:p>
        </text:list-item>
        <text:list-item>
          <text:p text:style-name="P37">[G].Allow users to add periodic events in daily, weekly and monthly basis.</text:p>
        </text:list-item>
      </text:list>
      <text:p text:style-name="P3">[G].Allow users to manage personal mobility preferences.</text:p>
      <text:list xml:id="list5453159152757162801" text:style-name="WWNum40">
        <text:list-item>
          <text:p text:style-name="P38">[G].Allow users to enter personal mobility preferences.</text:p>
        </text:list-item>
        <text:list-item>
          <text:p text:style-name="P38">[G].Allow users to choose predefined mobility preferences such as preference lists enforcing minimizing carbon prints, not driving car, not using public transportation etc.</text:p>
        </text:list-item>
        <text:list-item>
          <text:p text:style-name="P38">[G].Allow users to activate or deactivate particular mobility options</text:p>
        </text:list-item>
      </text:list>
      <text:p text:style-name="P7"/>
      <text:p text:style-name="P3">[G].Allow users to know mobility options which minimize traveling duration under user preferences, weather and traffic constraints.</text:p>
      <text:list xml:id="list1627646970299534051" text:style-name="WWNum48">
        <text:list-item>
          <text:p text:style-name="P39">[G]. Allow users to know the optimum mobility option traveling from current location.</text:p>
        </text:list-item>
        <text:list-item>
          <text:p text:style-name="P39">[G]. Allow users to know the optimum mobility option traveling from specific location.</text:p>
        </text:list-item>
      </text:list>
      <text:p text:style-name="P3"><text:s/>[G].Allow users to generate the optimum schedule in consideration of time and traveling resources.</text:p>
      <text:p text:style-name="P3"/>
      <text:p text:style-name="P3"/>
      <text:p text:style-name="P8"/>
      <text:p text:style-name="P5"><text:bookmark-start text:name="_Toc495957389"/><text:span text:style-name="Heading_20_2_20_Char"><text:span text:style-name="T7">B. Scope:</text:span></text:span><text:bookmark-end text:name="_Toc495957389"/></text:p>
      <text:p text:style-name="P5"><text:span text:style-name="Heading_20_2_20_Char"><text:span text:style-name="T7"/></text:span></text:p>
      <text:p text:style-name="P8">Travelander+ will be the mobile and web application that enables to manage appointments and find best mobility options for its users. Its users can be everyone who needs to plan his/her long or short term schedule. Since the system is able to take information from various sources such as maps, traffic analysis on Internet, weather forecasting etc., Travelander+ is able to adapt the appointments and mobility options for maximizing efficiency on time and minimizing the latency and usage of other resources.</text:p>
      <text:list xml:id="list36789532" text:continue-list="list36795335" text:style-name="Outline">
        <text:list-item>
          <text:list>
            <text:list-item>
              <text:h text:style-name="P78" text:outline-level="2"><text:bookmark-start text:name="_Toc495957390"/><text:bookmark-start text:name="__RefHeading__1841_1487830608"/>C. Definitions, Acronyms, Abbreviations<text:bookmark-end text:name="_Toc495957390"/><text:bookmark-end text:name="__RefHeading__1841_1487830608"/></text:h>
              <text:list>
                <text:list-item>
                  <text:h text:style-name="P81" text:outline-level="3"><text:bookmark-start text:name="_Toc495957391"/><text:bookmark-start text:name="__RefHeading__1843_1487830608"/>C.1 Definitions<text:bookmark-end text:name="_Toc495957391"/><text:bookmark-end text:name="__RefHeading__1843_1487830608"/></text:h>
                </text:list-item>
              </text:list>
            </text:list-item>
          </text:list>
        </text:list-item>
      </text:list>
      <text:list xml:id="list381847627192274245" text:style-name="WWNum31">
        <text:list-item>
          <text:p text:style-name="P25">Event: Any appointment or customized break by the user</text:p>
        </text:list-item>
      </text:list>
      <text:list xml:id="list36791184" text:continue-list="list36789532" text:style-name="Outline">
        <text:list-item>
          <text:list>
            <text:list-item>
              <text:list>
                <text:list-item>
                  <text:h text:style-name="P82" text:outline-level="3"><text:bookmark-start text:name="__RefHeading__1845_1487830608"/><text:bookmark-start text:name="_Toc495957392"/><text:span text:style-name="T6">C.2 Acronyms</text:span><text:bookmark-end text:name="_Toc495957392"/><text:span text:style-name="T6"> </text:span><text:bookmark-end text:name="__RefHeading__1845_1487830608"/></text:h>
                </text:list-item>
              </text:list>
            </text:list-item>
          </text:list>
        </text:list-item>
      </text:list>
      <text:list xml:id="list36765162" text:continue-list="list381847627192274245" text:style-name="WWNum31">
        <text:list-item>
          <text:p text:style-name="P25">RASD : Requirement Analysis and Specification Document </text:p>
        </text:list-item>
        <text:list-item>
          <text:p text:style-name="P25">PTIP: Public Transportation Information Provider</text:p>
        </text:list-item>
        <text:list-item>
          <text:p text:style-name="P25">API: Application Programming Interface</text:p>
        </text:list-item>
      </text:list>
      <text:list xml:id="list36767676" text:continue-list="list36791184" text:style-name="Outline">
        <text:list-item>
          <text:list>
            <text:list-item>
              <text:h text:style-name="P78" text:outline-level="2"><text:bookmark-start text:name="_Toc495957393"/><text:bookmark-start text:name="__RefHeading__1847_1487830608"/>D. Revision history<text:bookmark-end text:name="_Toc495957393"/><text:bookmark-end text:name="__RefHeading__1847_1487830608"/></text:h>
            </text:list-item>
            <text:list-item>
              <text:h text:style-name="P78" text:outline-level="2"><text:bookmark-start text:name="_Toc495957394"/><text:bookmark-start text:name="__RefHeading__1849_1487830608"/>E. Reference Documents<text:bookmark-end text:name="_Toc495957394"/><text:bookmark-end text:name="__RefHeading__1849_1487830608"/></text:h>
            </text:list-item>
            <text:list-item>
              <text:h text:style-name="P77" text:outline-level="2"><text:bookmark-start text:name="__RefHeading__1851_1487830608"/><text:bookmark-start text:name="_Toc495957395"/><text:span text:style-name="T7">F. </text:span><office:annotation office:name="__Annotation__2051_1487830608"><dc:creator>Yigit Pilavci</dc:creator><dc:date>2017-10-18T14:00:24.39</dc:date><text:p text:style-name="P83"><text:span text:style-name="T9">Bitirilecek</text:span></text:p></office:annotation><text:span text:style-name="T7">Document Structure</text:span><text:bookmark-end text:name="_Toc495957395"/><office:annotation-end office:name="__Annotation__2051_1487830608"/><text:bookmark-end text:name="__RefHeading__1851_1487830608"/></text:h>
            </text:list-item>
          </text:list>
        </text:list-item>
      </text:list>
      <text:p text:style-name="P1"><text:tab/>This document consists of 6 parts as table of content indicates:</text:p>
      <text:list xml:id="list2015616378361421273" text:style-name="WWNum32">
        <text:list-item>
          <text:p text:style-name="P26"><text:soft-page-break/>Introduction: The problem definition is introduced and aims of both this document and desired system are explained. Goals of the system are listed with mapping abbreviations. Basically, this part provides the introductory information for giving full understanding of rest of the document</text:p>
        </text:list-item>
        <text:list-item>
          <text:p text:style-name="P26">Overall Description: </text:p>
        </text:list-item>
        <text:list-item>
          <text:p text:style-name="P26">Specific Requirements: As the title indicates, this part lists all the functional and non-functional requirements of the system</text:p>
        </text:list-item>
        <text:list-item>
          <text:p text:style-name="P26"/>
        </text:list-item>
      </text:list>
      <text:list xml:id="list36764117" text:continue-list="list36767676" text:style-name="Outline">
        <text:list-item>
          <text:h text:style-name="P22" text:outline-level="1"><text:bookmark-start text:name="_Toc495957396"/><text:bookmark-start text:name="__RefHeading__1853_1487830608"/>2. OVERALL DESCRIPTION<text:bookmark-end text:name="_Toc495957396"/><text:bookmark-end text:name="__RefHeading__1853_1487830608"/></text:h>
          <text:list>
            <text:list-item>
              <text:h text:style-name="P78" text:outline-level="2"><text:bookmark-start text:name="_Toc495957397"/><text:bookmark-start text:name="__RefHeading__1855_1487830608"/>A. Product perspective:<text:bookmark-end text:name="_Toc495957397"/><text:bookmark-end text:name="__RefHeading__1855_1487830608"/></text:h>
            </text:list-item>
          </text:list>
        </text:list-item>
      </text:list>
      <text:p text:style-name="P3"><text:s/>here we include further details on the shared phenomena and a</text:p>
      <text:p text:style-name="P3">domain model (class diagrams and statecharts)</text:p>
      <text:list xml:id="list36791893" text:continue-numbering="true" text:style-name="Outline">
        <text:list-item>
          <text:list>
            <text:list-item>
              <text:h text:style-name="P78" text:outline-level="2"><text:bookmark-start text:name="_Toc495957398"/><text:bookmark-start text:name="__RefHeading__1857_1487830608"/>B. Product functions:<text:bookmark-end text:name="_Toc495957398"/><text:bookmark-end text:name="__RefHeading__1857_1487830608"/></text:h>
            </text:list-item>
          </text:list>
        </text:list-item>
      </text:list>
      <text:p text:style-name="P1"><text:tab/>In this part, the main functions of the proposed system are introduced and explained. <text:s/>By providing these essential functions, the system aims to satisfy the main needs of the described problem within given boundaries of both environment and system itself. </text:p>
      <text:list xml:id="list36783152" text:continue-numbering="true" text:style-name="Outline">
        <text:list-item>
          <text:list>
            <text:list-item>
              <text:list>
                <text:list-item>
                  <text:h text:style-name="P81" text:outline-level="3"><text:bookmark-start text:name="_Toc495957399"/><text:bookmark-start text:name="__RefHeading__1859_1487830608"/>B.1 Event Management<text:bookmark-end text:name="_Toc495957399"/><text:bookmark-end text:name="__RefHeading__1859_1487830608"/></text:h>
                </text:list-item>
              </text:list>
            </text:list-item>
          </text:list>
        </text:list-item>
      </text:list>
      <text:p text:style-name="P2"><text:span text:style-name="T1"><text:tab/></text:span><office:annotation office:name="__Annotation__2094_1487830608"><dc:creator>Yigit Pilavci</dc:creator><dc:date>2017-10-18T14:01:29.41</dc:date><text:p text:style-name="P83"><text:span text:style-name="T9">Sen de bi okursun</text:span></text:p></office:annotation><text:span text:style-name="T1">Event management is one of the main functions of this system. It basically enables to user add/edit/delete appointments and customized breaks and, visualize and plan his/her schedule. By accomplishing these purposes, the event manager promises that;</text:span></text:p>
      <text:list xml:id="list4415934110973508678" text:style-name="WWNum34">
        <text:list-item>
          <text:p text:style-name="P27">The user is never late for any appointment</text:p>
        </text:list-item>
        <text:list-item>
          <text:p text:style-name="P27">No overlapping event might occur </text:p>
        </text:list-item>
        <text:list-item>
          <text:p text:style-name="P27">Optimum efficiency of time management is always achieved.</text:p>
        </text:list-item>
        <text:list-item>
          <text:p text:style-name="P27">Travelling durations are also taken account for planning schedule.</text:p>
        </text:list-item>
      </text:list>
      <text:p text:style-name="P1">With these given necessities of the system, this functionality of the system solves the event management part of the problem. </text:p>
      <text:list xml:id="list36781443" text:continue-list="list36783152" text:style-name="Outline">
        <text:list-item>
          <text:list>
            <text:list-item>
              <text:list>
                <text:list-item>
                  <text:h text:style-name="P81" text:outline-level="3"><text:bookmark-start text:name="_Toc495957400"/><text:bookmark-start text:name="__RefHeading__1861_1487830608"/>B.2 Trip Management<text:bookmark-end text:name="_Toc495957400"/><text:bookmark-end text:name="__RefHeading__1861_1487830608"/></text:h>
                </text:list-item>
              </text:list>
            </text:list-item>
          </text:list>
        </text:list-item>
      </text:list>
      <text:p text:style-name="P2"><text:span text:style-name="T1"><text:tab/>This functionality gathers the most recent information and does the necessary calculations for offering best mobility options to its user by considering current location, weather and traffic situation, recent events and also user preferences and conditions. This functionality successfully able to communicate with external APIs for gathering information related to current location, maps, public transportation, weather forecasting, traffic etc. and merge them with user preferences and added personal events. <text:s text:c="2"/></text:span><office:annotation-end office:name="__Annotation__2094_1487830608"/></text:p>
      <text:list xml:id="list36790821" text:continue-numbering="true" text:style-name="Outline">
        <text:list-item>
          <text:list>
            <text:list-item>
              <text:h text:style-name="P77" text:outline-level="2"><text:bookmark-start text:name="__RefHeading__1863_1487830608"/><text:bookmark-start text:name="_Toc495957401"/><text:span text:style-name="T7">C. User characteristics:</text:span><text:bookmark-end text:name="_Toc495957401"/><text:span text:style-name="T7"> </text:span><text:bookmark-end text:name="__RefHeading__1863_1487830608"/></text:h>
            </text:list-item>
          </text:list>
        </text:list-item>
      </text:list>
      <text:p text:style-name="P8">Only active actor for this system is the user; who aims to obtain optimized schedule planning, mobility options and calendar services. System requires from the user registration for his/her personal account at the first place. After registration, user is needed to input his/her appointments and personal preferences for the operation of main functions of the system.</text:p>
      <text:list xml:id="list36775683" text:continue-numbering="true" text:style-name="Outline">
        <text:list-item>
          <text:list>
            <text:list-item>
              <text:h text:style-name="P77" text:outline-level="2"><text:bookmark-start text:name="__RefHeading__1865_1487830608"/><text:bookmark-start text:name="_Toc495957402"/><text:soft-page-break/><text:span text:style-name="T7">D. Assumptions, dependencies and constraints:</text:span><text:bookmark-end text:name="_Toc495957402"/><text:span text:style-name="T7"> </text:span><text:bookmark-end text:name="__RefHeading__1865_1487830608"/></text:h>
              <text:list>
                <text:list-item>
                  <text:h text:style-name="P82" text:outline-level="3"><text:bookmark-start text:name="__RefHeading__1867_1487830608"/><text:bookmark-start text:name="_Toc495957403"/><text:span text:style-name="T6">D.1. Domain </text:span><office:annotation office:name="__Annotation__686_1487830608"><dc:creator>Y2P</dc:creator><dc:date>2017-10-16T22:32:00.45</dc:date><textooo:sender-initials>Y</textooo:sender-initials><text:p><text:span text:style-name="T1">(BURAYA DAHA YAZILIR)</text:span></text:p><text:p><text:span text:style-name="T1">Sıralarını da düzenleyelim ben rastgele yazdım. Alakalı olanlar bir arada dursun.</text:span></text:p></office:annotation><text:span text:style-name="T6">Assumptions</text:span><office:annotation-end office:name="__Annotation__686_1487830608"/><text:bookmark-end text:name="_Toc495957403"/><text:span text:style-name="T6"> </text:span><text:bookmark-end text:name="__RefHeading__1867_1487830608"/></text:h>
                </text:list-item>
              </text:list>
            </text:list-item>
          </text:list>
        </text:list-item>
      </text:list>
      <text:p text:style-name="P8">Our proposed system assumes that these assumptions hold for the domain that the system operates on:</text:p>
      <text:list xml:id="list7571151852035200938" text:style-name="WWNum1">
        <text:list-item>
          <text:p text:style-name="P40">During application working, operating device always receives Internet connection. </text:p>
        </text:list-item>
        <text:list-item>
          <text:p text:style-name="P40">Information about weather forecasting and traffic conditions are published on related APIs</text:p>
        </text:list-item>
        <text:list-item>
          <text:p text:style-name="P40">Resources for the updated weather forecasting and traffic conditions always provide accurate information.</text:p>
        </text:list-item>
        <text:list-item>
          <text:p text:style-name="P35"><text:span text:style-name="T1">Information of public transportation is published on </text:span><office:annotation office:name="__Annotation__715_1487830608"><dc:creator>Y2P</dc:creator><dc:date>2017-10-15T08:21:00.46</dc:date><textooo:sender-initials>Y</textooo:sender-initials><text:p>Bunun için kısaltma kullanalım</text:p><text:p/></office:annotation><text:span text:style-name="T1">Public Transportation Information Provider</text:span><office:annotation-end office:name="__Annotation__715_1487830608"/><text:span text:style-name="T1">(PTIP) API.</text:span></text:p>
        </text:list-item>
        <text:list-item>
          <text:p text:style-name="P40">Public transportation vehicles are assumed as punctual with their published programs.</text:p>
        </text:list-item>
        <text:list-item>
          <text:p text:style-name="P35"><office:annotation office:name="__Annotation__727_1487830608"><dc:creator>Y2P</dc:creator><dc:date>2017-10-16T22:31:00.46</dc:date><textooo:sender-initials>Y</textooo:sender-initials><text:p>Bu silinecek mi???Mail atilcak</text:p></office:annotation><text:span text:style-name="T1">Provided information of ticket prices, ticket seller locations and working hours, and stop locations of public transportation are always accurate. <text:s/></text:span><office:annotation-end office:name="__Annotation__727_1487830608"/></text:p>
        </text:list-item>
        <text:list-item>
          <text:p text:style-name="P40">Users who prefer driving have already driver license for the preferred vehicle if it is necessary (for motorbike, car etc.) </text:p>
        </text:list-item>
        <text:list-item>
          <text:p text:style-name="P40">Users are able to ride bike when biking is activated as mobility option. </text:p>
        </text:list-item>
        <text:list-item>
          <text:p text:style-name="P40">Users are assumed to walk in average speed.</text:p>
        </text:list-item>
        <text:list-item>
          <text:p text:style-name="P40">Users do not have any disability related to walking if walking is activated as mobility option. </text:p>
        </text:list-item>
        <text:list-item>
          <text:p text:style-name="P40">During mobile application operation, GPS is on and at working status while current position is needed.</text:p>
        </text:list-item>
        <text:list-item>
          <text:p text:style-name="P40">GPS API always provides accurate location position.</text:p>
        </text:list-item>
        <text:list-item>
          <text:p text:style-name="P40">Each user account has only one calendar.</text:p>
        </text:list-item>
        <text:list-item>
          <text:p text:style-name="P40">Users always know and enter correctly their credentials. <text:s/></text:p>
        </text:list-item>
        <text:list-item>
          <text:p text:style-name="P40">Usernames are unique and consists of only [A..Z],[a..z],[0..9] characters.</text:p>
        </text:list-item>
        <text:list-item>
          <text:p text:style-name="P40">No user can be different places at the same time.</text:p>
        </text:list-item>
        <text:list-item>
          <text:p text:style-name="P40">Users accurately enter location addresses and date-time of the events to the system.</text:p>
        </text:list-item>
        <text:list-item>
          <text:p text:style-name="P40">Break duration is always equal or greater than given time interval for it.</text:p>
        </text:list-item>
      </text:list>
      <text:list xml:id="list36786893" text:continue-list="list36775683" text:style-name="Outline">
        <text:list-item>
          <text:list>
            <text:list-item>
              <text:list>
                <text:list-item>
                  <text:h text:style-name="P81" text:outline-level="3"><text:bookmark-start text:name="_Toc495957404"/><text:bookmark-start text:name="__RefHeading__1869_1487830608"/>D.2 Dependencies<text:bookmark-end text:name="_Toc495957404"/><text:bookmark-end text:name="__RefHeading__1869_1487830608"/></text:h>
                </text:list-item>
                <text:list-item>
                  <text:h text:style-name="P81" text:outline-level="3"><text:bookmark-start text:name="_Toc495957405"/><text:bookmark-start text:name="__RefHeading__1871_1487830608"/>D.3 Constraints<text:bookmark-end text:name="_Toc495957405"/><text:bookmark-end text:name="__RefHeading__1871_1487830608"/></text:h>
                </text:list-item>
                <text:list-item>
                  <text:h text:style-name="P81" text:outline-level="3"><text:bookmark-start text:name="_Toc495957406"/><text:bookmark-start text:name="__RefHeading__1873_1487830608"/>D.3.1 Regulatory Policies<text:bookmark-end text:name="_Toc495957406"/><text:bookmark-end text:name="__RefHeading__1873_1487830608"/></text:h>
                </text:list-item>
              </text:list>
            </text:list-item>
          </text:list>
        </text:list-item>
      </text:list>
      <text:p text:style-name="P1"><text:tab/>Proposed system requires user input as appointment time and location which are details of personal schedule and only uses this information for event and trip management purposes. Also, it asks for the user’s permission in case of the usage of current location is needed and it is only used for increasing the quality of trip planning. It is not served for commercial or any other purpose. </text:p>
      <text:list xml:id="list36792391" text:continue-numbering="true" text:style-name="Outline">
        <text:list-item>
          <text:list>
            <text:list-item>
              <text:list>
                <text:list-item>
                  <text:h text:style-name="P81" text:outline-level="3"><text:bookmark-start text:name="_Toc495957407"/><text:bookmark-start text:name="__RefHeading__1875_1487830608"/>D.3.2 Hardware Limitations<text:bookmark-end text:name="_Toc495957407"/><text:bookmark-end text:name="__RefHeading__1875_1487830608"/></text:h>
                </text:list-item>
              </text:list>
            </text:list-item>
          </text:list>
        </text:list-item>
      </text:list>
      <text:p text:style-name="P1">For the mobile application, user needs a device with:</text:p>
      <text:list xml:id="list800102394571339115" text:style-name="WWNum2">
        <text:list-item>
          <text:p text:style-name="P75">At least 3G Internet connection</text:p>
        </text:list-item>
        <text:list-item>
          <text:p text:style-name="P75">GPS Connection</text:p>
        </text:list-item>
        <text:list-item>
          <text:p text:style-name="P75">Compatible operating system and device (IOS or Android smartphone)</text:p>
        </text:list-item>
        <text:list-item>
          <text:p text:style-name="P75">Space for application <text:s/></text:p>
        </text:list-item>
      </text:list>
      <text:list xml:id="list36767143" text:continue-list="list36792391" text:style-name="Outline">
        <text:list-item>
          <text:list>
            <text:list-item>
              <text:list>
                <text:list-item>
                  <text:h text:style-name="P81" text:outline-level="3"><text:bookmark-start text:name="_Toc495957408"/><text:bookmark-start text:name="__RefHeading__1877_1487830608"/><text:soft-page-break/>D.3.3 Interfaces to other applications<text:bookmark-end text:name="_Toc495957408"/><text:bookmark-end text:name="__RefHeading__1877_1487830608"/></text:h>
                </text:list-item>
              </text:list>
            </text:list-item>
          </text:list>
        </text:list-item>
      </text:list>
      <text:p text:style-name="P9"><office:annotation office:name="__Annotation__813_1487830608"><dc:creator>Y2P</dc:creator><dc:date>2017-10-15T13:31:00.49</dc:date><textooo:sender-initials>Y</textooo:sender-initials><text:p>API lerin isimleri verilebilir</text:p></office:annotation><text:span text:style-name="T1">System needs to communicate for up-to-date information collection of weather, traffic, public transportation. These operations are conducted with related APIs. Also, it needs to communicate and manage a database system for storing and updating personal user information such as credentials, recent schedule and events, preferences for mobility options. For this purpose, MySQL will be deployed </text:span><office:annotation-end office:name="__Annotation__813_1487830608"/></text:p>
      <text:p text:style-name="P3"/>
      <text:p text:style-name="P5"><text:bookmark-start text:name="_Toc495957409"/><text:span text:style-name="Heading_20_1_20_Char"><text:span text:style-name="T7">3. SPECIFIC REQUIREMENTS:</text:span></text:span><text:bookmark-end text:name="_Toc495957409"/><text:span text:style-name="T4"> </text:span><text:span text:style-name="T1">Here we include more details on all aspects in Section 2 if they can</text:span></text:p>
      <text:p text:style-name="P3">be useful for the development team.</text:p>
      <text:list xml:id="list36789144" text:continue-numbering="true" text:style-name="Outline">
        <text:list-item>
          <text:list>
            <text:list-item>
              <text:h text:style-name="P78" text:outline-level="2"><text:bookmark-start text:name="_Toc495957410"/><text:bookmark-start text:name="__RefHeading__1879_1487830608"/>A. External Interface Requirements<text:bookmark-end text:name="_Toc495957410"/><text:bookmark-end text:name="__RefHeading__1879_1487830608"/></text:h>
              <text:list>
                <text:list-item>
                  <text:h text:style-name="P80" text:outline-level="3"><text:bookmark-start text:name="_Toc495957411"/><text:bookmark-start text:name="__RefHeading__1881_1487830608"/>A.1 User Interfaces<text:bookmark-end text:name="_Toc495957411"/><text:bookmark-end text:name="__RefHeading__1881_1487830608"/></text:h>
                </text:list-item>
                <text:list-item>
                  <text:h text:style-name="P80" text:outline-level="3"><text:bookmark-start text:name="_Toc495957412"/><text:bookmark-start text:name="__RefHeading__1883_1487830608"/>A.2 Hardware Interfaces<text:bookmark-end text:name="_Toc495957412"/><text:bookmark-end text:name="__RefHeading__1883_1487830608"/></text:h>
                </text:list-item>
                <text:list-item>
                  <text:h text:style-name="P80" text:outline-level="3"><text:bookmark-start text:name="_Toc495957413"/><text:bookmark-start text:name="__RefHeading__1885_1487830608"/>A.3 Software Interfaces<text:bookmark-end text:name="_Toc495957413"/><text:bookmark-end text:name="__RefHeading__1885_1487830608"/></text:h>
                </text:list-item>
                <text:list-item>
                  <text:h text:style-name="P80" text:outline-level="3"><text:bookmark-start text:name="_Toc495957414"/><text:bookmark-start text:name="__RefHeading__1887_1487830608"/>A.4 Communication Interfaces<text:bookmark-end text:name="_Toc495957414"/><text:bookmark-end text:name="__RefHeading__1887_1487830608"/></text:h>
                </text:list-item>
              </text:list>
            </text:list-item>
            <text:list-item>
              <text:h text:style-name="P77" text:outline-level="2"><text:bookmark-start text:name="__RefHeading__1889_1487830608"/><text:bookmark-start text:name="_Toc495957415"/><text:span text:style-name="T7">B. Functional Requirements:</text:span><text:bookmark-end text:name="_Toc495957415"/><text:span text:style-name="T7"> </text:span><text:bookmark-end text:name="__RefHeading__1889_1487830608"/><text:bookmark-start text:name="_Toc495234391"/></text:h>
              <text:list>
                <text:list-item>
                  <text:h text:style-name="P79" text:outline-level="3"><text:bookmark-start text:name="_Toc495957416"/><text:bookmark-start text:name="__RefHeading__1891_1487830608"/>B.1.1 [G ]. Allow users to create new account<text:bookmark-end text:name="_Toc495957416"/><text:bookmark-end text:name="__RefHeading__1891_1487830608"/></text:h>
                </text:list-item>
              </text:list>
            </text:list-item>
          </text:list>
        </text:list-item>
      </text:list>
      <text:list xml:id="list6635320954289406419" text:style-name="WWNum36">
        <text:list-item>
          <text:p text:style-name="P28">[R ]. The system must initiate new user registration with user input. During this process, the system must ask username and password to the user.</text:p>
        </text:list-item>
        <text:list-item>
          <text:p text:style-name="P28">[R ]. The system must check whether the username are taken by another user or not</text:p>
        </text:list-item>
        <text:list-item>
          <text:p text:style-name="P28">[R ]. The system must check whether the username have written only with [A..Z] [a..z] [0..9] characters or not</text:p>
        </text:list-item>
        <text:list-item>
          <text:p text:style-name="P28">[D ]. Usernames are unique and consists of only [A..Z],[a..z],[0..9] characters.</text:p>
        </text:list-item>
      </text:list>
      <text:list xml:id="list36780361" text:continue-list="list36789144" text:style-name="Outline">
        <text:list-item>
          <text:list>
            <text:list-item>
              <text:list>
                <text:list-item>
                  <text:h text:style-name="P81" text:outline-level="3"><text:bookmark-start text:name="_Toc495957417"/><text:bookmark-start text:name="__RefHeading__1893_1487830608"/>B.1.2 [G ]. Allow users to become logged in to existing account after entering his/her credentials.<text:bookmark-end text:name="_Toc495957417"/><text:bookmark-end text:name="__RefHeading__1893_1487830608"/></text:h>
                </text:list-item>
              </text:list>
            </text:list-item>
          </text:list>
        </text:list-item>
      </text:list>
      <text:list xml:id="list1770593412240338589" text:style-name="WWNum37">
        <text:list-item>
          <text:p text:style-name="P29">[R ]. The system must check whether the credentials are correct by querying in the database.</text:p>
        </text:list-item>
        <text:list-item>
          <text:p text:style-name="P29">[D ]. Users always know and enters correctly their credentials. <text:s/></text:p>
        </text:list-item>
      </text:list>
      <text:list xml:id="list36766881" text:continue-list="list36780361" text:style-name="Outline">
        <text:list-item>
          <text:list>
            <text:list-item>
              <text:list>
                <text:list-item>
                  <text:h text:style-name="P79" text:outline-level="3"><text:bookmark-start text:name="_Toc495957418"/><text:bookmark-start text:name="__RefHeading__1895_1487830608"/>B.1.3 [G ]. Allow users to view his/her calendar.<text:bookmark-end text:name="_Toc495957418"/><text:bookmark-end text:name="__RefHeading__1895_1487830608"/></text:h>
                </text:list-item>
              </text:list>
            </text:list-item>
          </text:list>
        </text:list-item>
      </text:list>
      <text:list xml:id="list7421912635707173934" text:style-name="WWNum38">
        <text:list-item>
          <text:p text:style-name="P30">[R ]. Each registered user must be able to log in to his/her personal account </text:p>
        </text:list-item>
        <text:list-item>
          <text:p text:style-name="P30">[R ]. The system must retrieve details the personal calendar of user from the database when it is required by the user.</text:p>
        </text:list-item>
        <text:list-item>
          <text:p text:style-name="P30">[D ]. Each user account has only one calendar.</text:p>
        </text:list-item>
      </text:list>
      <text:list xml:id="list36777119" text:continue-list="list36766881" text:style-name="Outline">
        <text:list-item>
          <text:list>
            <text:list-item>
              <text:list>
                <text:list-item>
                  <text:h text:style-name="P79" text:outline-level="3"><text:bookmark-start text:name="_Toc495957419"/><text:bookmark-start text:name="__RefHeading__1897_1487830608"/>B.1.4 [G ]. Allow users to manage events in calendar<text:bookmark-end text:name="_Toc495957419"/><text:bookmark-end text:name="__RefHeading__1897_1487830608"/></text:h>
                </text:list-item>
              </text:list>
            </text:list-item>
          </text:list>
        </text:list-item>
      </text:list>
      <text:list xml:id="list8469848015287166622" text:style-name="WWNum45">
        <text:list-item>
          <text:p text:style-name="P31">[R ]. Each registered user must be able to log in to his/her personal account </text:p>
        </text:list-item>
      </text:list>
      <text:list xml:id="list485183165767125863" text:style-name="WWNum43">
        <text:list-item>
          <text:p text:style-name="P34"><text:span text:style-name="T3">[</text:span><text:span text:style-name="T1">R ]. The system must be able to add event to calendar by registered user input and must check validity of calendar by controlling whether the selected time slot is available or not due to any reason.</text:span></text:p>
        </text:list-item>
        <text:list-item>
          <text:p text:style-name="P32"><text:soft-page-break/>[R ]. The system must be able to delete event from calendar by registered user input.</text:p>
        </text:list-item>
        <text:list-item>
          <text:p text:style-name="P32">[R ]. The system must be able to edit an existing event from calendar by registered user input and must check validity of edited calendar by controlling whether the selected time slot is available or not due to any reason.</text:p>
        </text:list-item>
        <text:list-item>
          <text:p text:style-name="P32">[R ]. The system must pin particular events by registered user input and must generate reminders or alarms for them.</text:p>
        </text:list-item>
        <text:list-item>
          <text:p text:style-name="P32">[R ]. The system must be able to add events as periodically in daily, weekly or monthly basis.</text:p>
        </text:list-item>
        <text:list-item>
          <text:p text:style-name="P32">[R ]. The system must be able to add breaks as special type of event that occurs in a time interval with smaller duration which are defined by the user.</text:p>
        </text:list-item>
        <text:list-item>
          <text:p text:style-name="P32">[D ]. No user can be different places at the same time.</text:p>
        </text:list-item>
        <text:list-item>
          <text:p text:style-name="P32">[D ]. Users accurately enter location addresses and date-time of the events to the system.</text:p>
        </text:list-item>
        <text:list-item>
          <text:p text:style-name="P32">[D ]. Break duration is always equal or greater than given time interval for it.</text:p>
        </text:list-item>
        <text:list-item>
          <text:p text:style-name="P32">[D ]. Public transportation vehicles are assumed as punctual with their published programs.</text:p>
        </text:list-item>
        <text:list-item>
          <text:p text:style-name="P32"/>
        </text:list-item>
      </text:list>
      <text:list xml:id="list36778253" text:continue-list="list36777119" text:style-name="Outline">
        <text:list-item>
          <text:list>
            <text:list-item>
              <text:list>
                <text:list-item>
                  <text:h text:style-name="P79" text:outline-level="3"><text:bookmark-start text:name="_Toc495957420"/><text:bookmark-start text:name="__RefHeading__1899_1487830608"/>B.1.5 [G] Allow users to manage personal mobility preferences<text:bookmark-end text:name="_Toc495957420"/><text:bookmark-end text:name="__RefHeading__1899_1487830608"/></text:h>
                </text:list-item>
              </text:list>
            </text:list-item>
          </text:list>
        </text:list-item>
      </text:list>
      <text:list xml:id="list36773704" text:continue-list="list8469848015287166622" text:style-name="WWNum45">
        <text:list-item>
          <text:p text:style-name="P31">[R ]. Each registered user must be able to log in to his/her personal account </text:p>
        </text:list-item>
        <text:list-item>
          <text:p text:style-name="P31">[R ]. The system must be able to get and save mobility priority list to the user.</text:p>
        </text:list-item>
        <text:list-item>
          <text:p text:style-name="P31">[R ]. The system must be able to propose to the user predefined mobility priority lists which aims to minimize carbon footprint or minimize traveling costs etc.</text:p>
        </text:list-item>
        <text:list-item>
          <text:p text:style-name="P31">[R ]. The system must be able to allow user <text:s/>to deactivate or activate particular mobility options.</text:p>
        </text:list-item>
        <text:list-item>
          <text:p text:style-name="P31">[D ]. Users who prefer driving have already driver license for the preferred vehicle if it is necessary (for motorbike, car etc.) <text:s/></text:p>
        </text:list-item>
        <text:list-item>
          <text:p text:style-name="P31">[D ]. Users are able to ride bike when biking is activated as mobility option. </text:p>
        </text:list-item>
        <text:list-item>
          <text:p text:style-name="P41">[D ]. Users do not have any disability related to walking if walking is activated as mobility option. </text:p>
        </text:list-item>
        <text:list-item>
          <text:p text:style-name="P41"/>
        </text:list-item>
      </text:list>
      <text:list xml:id="list36786176" text:continue-list="list36778253" text:style-name="Outline">
        <text:list-item>
          <text:list>
            <text:list-item>
              <text:list>
                <text:list-item>
                  <text:h text:style-name="P79" text:outline-level="3"><text:bookmark-start text:name="_Toc495957421"/><text:bookmark-start text:name="__RefHeading__1901_1487830608"/>B.1.6[G ]. Allow users to know mobility options which minimize traveling duration under user preferences, weather and traffic constraints.<text:bookmark-end text:name="_Toc495957421"/><text:bookmark-end text:name="__RefHeading__1901_1487830608"/></text:h>
                </text:list-item>
              </text:list>
            </text:list-item>
          </text:list>
        </text:list-item>
      </text:list>
      <text:list xml:id="list36782551" text:continue-list="list36773704" text:style-name="WWNum45">
        <text:list-item>
          <text:p text:style-name="P33"><office:annotation office:name="__Annotation__1062_1487830608"><dc:creator>Y2P</dc:creator><dc:date>2017-10-16T22:19:00.55</dc:date><textooo:sender-initials>Y</textooo:sender-initials><text:p>Bu bismillah gibi bir şey zaten</text:p></office:annotation><text:span text:style-name="T1">[R ]. Each registered user must be able to log in to his/her personal account.</text:span><office:annotation-end office:name="__Annotation__1062_1487830608"/></text:p>
        </text:list-item>
        <text:list-item>
          <text:p text:style-name="P33"><office:annotation office:name="__Annotation__1068_1487830608"><dc:creator>Y2P</dc:creator><dc:date>2017-10-16T22:20:00.55</dc:date><textooo:sender-initials>Y</textooo:sender-initials><text:p>Üstte aynısından var</text:p></office:annotation><text:span text:style-name="T1">[R ]. The system must be able to get and save mobility priority list to the user.</text:span><office:annotation-end office:name="__Annotation__1068_1487830608"/></text:p>
        </text:list-item>
        <text:list-item>
          <text:p text:style-name="P33"><text:span text:style-name="T1">[R ]. </text:span><office:annotation office:name="__Annotation__1076_1487830608"><dc:creator>Y2P</dc:creator><dc:date>2017-10-16T22:21:00.55</dc:date><textooo:sender-initials>Y</textooo:sender-initials><text:p>Bunu daha sonar API adlarını vererek değiştirelim</text:p></office:annotation><text:span text:style-name="T1">The system must be able to get traffic and weather information from related APIs.</text:span><office:annotation-end office:name="__Annotation__1076_1487830608"/></text:p>
        </text:list-item>
        <text:list-item>
          <text:p text:style-name="P33"><text:span text:style-name="T1">[R ]. </text:span><office:annotation office:name="__Annotation__1086_1487830608"><dc:creator>Y2P</dc:creator><dc:date>2017-10-16T22:30:00.56</dc:date><textooo:sender-initials>Y</textooo:sender-initials><text:p>Şart yazılır mı bilmiyorum….</text:p></office:annotation><text:span text:style-name="T1">The system must be able to get current location from GPS API when the current location is needed as starting point. </text:span><office:annotation-end office:name="__Annotation__1086_1487830608"/></text:p>
        </text:list-item>
        <text:list-item>
          <text:p text:style-name="P31"><text:soft-page-break/>[R ]. The system must be able to estimate and show all the mobility options in an increasing order of calculated traveling duration under the traffic, weather and user preferences constraints.</text:p>
        </text:list-item>
        <text:list-item>
          <text:p text:style-name="P31">[D ]. Users accurately enter location addresses and date-time of the events to the system.</text:p>
        </text:list-item>
        <text:list-item>
          <text:p text:style-name="P31">[D ]. Public transportation vehicles are assumed as punctual with their published programs</text:p>
        </text:list-item>
        <text:list-item>
          <text:p text:style-name="P41">[D ]. During application working, operating device always receives Internet connection. </text:p>
        </text:list-item>
        <text:list-item>
          <text:p text:style-name="P41">[D ]. Information about weather forecasting and traffic conditions are published on related APIs</text:p>
        </text:list-item>
        <text:list-item>
          <text:p text:style-name="P41">[D ]. Resources for the updated weather forecasting and traffic conditions always provide accurate information.</text:p>
        </text:list-item>
        <text:list-item>
          <text:p text:style-name="P36"><text:span text:style-name="T1">[D ]. Information of public transportation is published on </text:span><office:annotation office:name="__Annotation__1118_1487830608"><dc:creator>Y2P</dc:creator><dc:date>2017-10-16T22:33:00.56</dc:date><textooo:sender-initials>Y</textooo:sender-initials><text:p>Bunun için kısaltma kullanalım</text:p><text:p/></office:annotation><text:span text:style-name="T1">Public Transportation Information Provider</text:span><office:annotation-end office:name="__Annotation__1118_1487830608"/><text:span text:style-name="T1">(PTIP) API.</text:span></text:p>
        </text:list-item>
        <text:list-item>
          <text:p text:style-name="P41">[D ]. Public transportation vehicles are assumed as punctual with their published programs.</text:p>
        </text:list-item>
        <text:list-item>
          <text:p text:style-name="P41">[D ]. During mobile application operation, GPS is on and at working status while current position is needed.</text:p>
        </text:list-item>
        <text:list-item>
          <text:p text:style-name="P41">[D ]. GPS API always provides accurate location position.</text:p>
        </text:list-item>
        <text:list-item>
          <text:p text:style-name="P31">[D ]. Users are assumed to walk in average speed.</text:p>
        </text:list-item>
      </text:list>
      <text:list xml:id="list36781532" text:continue-list="list36786176" text:style-name="Outline">
        <text:list-item>
          <text:list>
            <text:list-item>
              <text:list>
                <text:list-item>
                  <text:h text:style-name="Heading_20_3" text:outline-level="3"><text:bookmark-start text:name="_Toc495957422"/><text:bookmark-start text:name="__RefHeading__1903_1487830608"/><office:annotation office:name="__Annotation__1143_1487830608"><dc:creator>Y2P</dc:creator><dc:date>2017-10-16T22:40:00.57</dc:date><textooo:sender-initials>Y</textooo:sender-initials><text:p>Burda yaptıklarımdan emin değilim. Bi tartışalım olmadı hocaya soralım. Form feasible schedule</text:p></office:annotation><text:span text:style-name="T6">B.1.7. [G]. Allow users to generate feasible schedule in consideration of time and traveling resources.</text:span><office:annotation-end office:name="__Annotation__1143_1487830608"/><text:bookmark-end text:name="_Toc495957422"/><text:bookmark-end text:name="__RefHeading__1903_1487830608"/></text:h>
                </text:list-item>
              </text:list>
            </text:list-item>
          </text:list>
        </text:list-item>
      </text:list>
      <text:list xml:id="list36764913" text:continue-list="list36782551" text:style-name="WWNum45">
        <text:list-item>
          <text:p text:style-name="P31">[R ]. Each registered user must be able to log in to his/her personal account </text:p>
        </text:list-item>
        <text:list-item>
          <text:p text:style-name="P33"><text:span text:style-name="T3">[</text:span><text:span text:style-name="T1">R ]. The system must be able to add event to calendar by registered user input and must check validity of calendar by controlling whether the selected time slot is available or not due to any reason.</text:span></text:p>
        </text:list-item>
        <text:list-item>
          <text:p text:style-name="P31">[R ]. The system must be able to delete event from calendar by registered user input.</text:p>
        </text:list-item>
        <text:list-item>
          <text:p text:style-name="P31">[R ]. The system must be able to edit an existing event from calendar by registered user input and must check validity of edited calendar by controlling whether the selected time slot is available or not due to any reason.</text:p>
        </text:list-item>
        <text:list-item>
          <text:p text:style-name="P31">[R ]. The system must be able to add breaks as special type of event that occurs in a time interval with smaller duration which are defined by the user.</text:p>
        </text:list-item>
        <text:list-item>
          <text:p text:style-name="P31">[R ]. The system must be able to generate the optimum plan for events of each day under both mobility constraints and time management consideration. </text:p>
        </text:list-item>
        <text:list-item>
          <text:p text:style-name="P31">[D ]. Users accurately enter location addresses and date-time of the events to the system.</text:p>
        </text:list-item>
        <text:list-item>
          <text:p text:style-name="P31">[D ]. Each user account has only one calendar.</text:p>
        </text:list-item>
        <text:list-item>
          <text:p text:style-name="P31">[D ]. No user can be different places at the same time.</text:p>
        </text:list-item>
        <text:list-item>
          <text:p text:style-name="P41">[D ]. Break duration is always equal or greater than given time interval for it.</text:p>
        </text:list-item>
        <text:list-item>
          <text:p text:style-name="P31"/>
        </text:list-item>
      </text:list>
      <text:list xml:id="list36794188" text:continue-list="list36781532" text:style-name="Outline">
        <text:list-item>
          <text:list>
            <text:list-item>
              <text:list>
                <text:list-item>
                  <text:h text:style-name="P81" text:outline-level="3"><text:bookmark-start text:name="_Toc495957423"/><text:bookmark-start text:name="__RefHeading__1905_1487830608"/>B.2 Use Cases<text:bookmark-end text:name="_Toc495234391"/><text:bookmark-end text:name="_Toc495957423"/><text:bookmark-end text:name="__RefHeading__1905_1487830608"/></text:h>
                </text:list-item>
              </text:list>
            </text:list-item>
          </text:list>
        </text:list-item>
      </text:list>
      <text:p text:style-name="P1"/>
      <table:table table:name="Table3" table:style-name="Table3">
        <table:table-column table:style-name="Table3.A"/>
        <table:table-column table:style-name="Table3.B"/>
        <table:table-row table:style-name="Table3.1">
          <table:table-cell table:style-name="Table3.A1" office:value-type="string">
            <text:p text:style-name="P18">Use Case 1</text:p>
          </table:table-cell>
          <table:table-cell table:style-name="Table3.A1" office:value-type="string">
            <text:p text:style-name="P4">Log in</text:p>
          </table:table-cell>
        </table:table-row>
        <text:soft-page-break/>
        <table:table-row table:style-name="Table3.1">
          <table:table-cell table:style-name="Table3.A1" office:value-type="string">
            <text:p text:style-name="P18">Actors:</text:p>
          </table:table-cell>
          <table:table-cell table:style-name="Table3.A1" office:value-type="string">
            <text:p text:style-name="P4">User</text:p>
          </table:table-cell>
        </table:table-row>
        <table:table-row table:style-name="Table3.1">
          <table:table-cell table:style-name="Table3.A1" office:value-type="string">
            <text:p text:style-name="P18">Entry Condition:</text:p>
          </table:table-cell>
          <table:table-cell table:style-name="Table3.A1" office:value-type="string">
            <text:p text:style-name="P4">The user is signed up to the system.</text:p>
          </table:table-cell>
        </table:table-row>
        <table:table-row table:style-name="Table3.1">
          <table:table-cell table:style-name="Table3.A1" office:value-type="string">
            <text:p text:style-name="P18">Flow of Events:</text:p>
          </table:table-cell>
          <table:table-cell table:style-name="Table3.A1" office:value-type="string">
            <text:list xml:id="list3358108362125400650" text:style-name="WWNum3">
              <text:list-item>
                <text:p text:style-name="P42">The user opens the Travlendar+ application on his/her device.</text:p>
              </text:list-item>
              <text:list-item>
                <text:p text:style-name="P42">The system displays the main screen.</text:p>
              </text:list-item>
              <text:list-item>
                <text:p text:style-name="P42">The user enters his/her e-mail address or user name and the predefined password. </text:p>
              </text:list-item>
              <text:list-item>
                <text:p text:style-name="P42">The user selects log in.</text:p>
              </text:list-item>
              <text:list-item>
                <text:p text:style-name="P70"><office:annotation office:name="__Annotation__1215_1487830608"><dc:creator>Y2P</dc:creator><dc:date>2017-10-11T14:42:00.60</dc:date><textooo:sender-initials>Y</textooo:sender-initials><text:p>Bence olmamalı. Direk profiline gitsin. Programda notification sectionı yaparız. Orada çıkar.</text:p></office:annotation><office:annotation office:name="__Annotation__1213_1487830608"><dc:creator>Pelinsu Çelebi</dc:creator><dc:date>2017-10-11T14:42:00.60</dc:date><textooo:sender-initials>PÇ</textooo:sender-initials><text:p><text:span text:style-name="T8">Burada mı olmalı ya başka nerede olabilir bilemedim ???</text:span></text:p></office:annotation><text:span text:style-name="T5">The system displays the Mobility Suggestions for the day’s schedule.</text:span></text:p>
              </text:list-item>
              <text:list-item>
                <text:p text:style-name="P70"><text:span text:style-name="T5">The user selects OK.</text:span><office:annotation-end office:name="__Annotation__1213_1487830608"/><office:annotation-end office:name="__Annotation__1215_1487830608"/></text:p>
              </text:list-item>
              <text:list-item>
                <text:p text:style-name="P42">The system displays tools menu with the profile information.</text:p>
              </text:list-item>
            </text:list>
            <text:p text:style-name="P4"/>
          </table:table-cell>
        </table:table-row>
        <table:table-row table:style-name="Table3.1">
          <table:table-cell table:style-name="Table3.A1" office:value-type="string">
            <text:p text:style-name="P18">Exit Condition:</text:p>
          </table:table-cell>
          <table:table-cell table:style-name="Table3.A1" office:value-type="string">
            <text:p text:style-name="P4">The use case terminates when the user is successfully logged in.</text:p>
          </table:table-cell>
        </table:table-row>
        <table:table-row table:style-name="Table3.1">
          <table:table-cell table:style-name="Table3.A1" office:value-type="string">
            <text:p text:style-name="P18">Exceptions:</text:p>
          </table:table-cell>
          <table:table-cell table:style-name="Table3.A1" office:value-type="string">
            <text:list xml:id="list5992954923389845105" text:style-name="WWNum4">
              <text:list-item>
                <text:p text:style-name="P43">The user information entered by the user i.e. the email address/user name or the password is wrong hence an error message is displayed.</text:p>
              </text:list-item>
            </text:list>
          </table:table-cell>
        </table:table-row>
      </table:table>
      <text:p text:style-name="P1"/>
      <table:table table:name="Table4" table:style-name="Table4">
        <table:table-column table:style-name="Table4.A"/>
        <table:table-column table:style-name="Table4.B"/>
        <table:table-row table:style-name="Table4.1">
          <table:table-cell table:style-name="Table4.A1" office:value-type="string">
            <text:p text:style-name="P18">Use Case 2</text:p>
          </table:table-cell>
          <table:table-cell table:style-name="Table4.A1" office:value-type="string">
            <text:p text:style-name="P4">Add Event</text:p>
          </table:table-cell>
        </table:table-row>
        <table:table-row table:style-name="Table4.1">
          <table:table-cell table:style-name="Table4.A1" office:value-type="string">
            <text:p text:style-name="P18">Actors:</text:p>
          </table:table-cell>
          <table:table-cell table:style-name="Table4.A1" office:value-type="string">
            <text:p text:style-name="P4">User</text:p>
          </table:table-cell>
        </table:table-row>
        <table:table-row table:style-name="Table4.1">
          <table:table-cell table:style-name="Table4.A1" office:value-type="string">
            <text:p text:style-name="P18">Entry Condition:</text:p>
          </table:table-cell>
          <table:table-cell table:style-name="Table4.A1" office:value-type="string">
            <text:p text:style-name="P4">The user is logged in.</text:p>
          </table:table-cell>
        </table:table-row>
        <table:table-row table:style-name="Table4.1">
          <table:table-cell table:style-name="Table4.A1" office:value-type="string">
            <text:p text:style-name="P18">Flow of Events:</text:p>
          </table:table-cell>
          <table:table-cell table:style-name="Table4.A1" office:value-type="string">
            <text:list xml:id="list2701196129996766221" text:style-name="WWNum5">
              <text:list-item>
                <text:p text:style-name="P72"><office:annotation office:name="__Annotation__1256_1487830608"><dc:creator>Pelinsu Çelebi</dc:creator><dc:date>2017-10-10T14:04:00.62</dc:date><textooo:sender-initials>PÇ</textooo:sender-initials><text:p><text:span text:style-name="T8">Direkt takvime de gidebiliri nasıl verim bilemedim.</text:span></text:p></office:annotation><text:span text:style-name="T5">The user selects the My Events function from the Main Menu. </text:span><office:annotation-end office:name="__Annotation__1256_1487830608"/></text:p>
              </text:list-item>
              <text:list-item>
                <text:p text:style-name="P44">The user slides the screen down.</text:p>
              </text:list-item>
              <text:list-item>
                <text:p text:style-name="P44">The system creates a new line on the top of the events list.</text:p>
              </text:list-item>
              <text:list-item>
                <text:p text:style-name="P44">The user enters a name for the event.</text:p>
              </text:list-item>
              <text:list-item>
                <text:p text:style-name="P44">The system directs the user to the calendar automatically.</text:p>
              </text:list-item>
              <text:list-item>
                <text:p text:style-name="P44">The user selects the date that he/she wishes to add the event from the calendar view.</text:p>
              </text:list-item>
              <text:list-item>
                <text:p text:style-name="P72"><text:span text:style-name="T1">The user selects the event’s start and end time on the selected </text:span><office:annotation office:name="__Annotation__1266_1487830608"><dc:creator>Y2P</dc:creator><dc:date>2017-10-11T15:07:00.64</dc:date><textooo:sender-initials>Y</textooo:sender-initials><text:p>Date-&gt;day</text:p></office:annotation><text:span text:style-name="T1">date</text:span><office:annotation-end office:name="__Annotation__1266_1487830608"/><text:span text:style-name="T1">.</text:span></text:p>
              </text:list-item>
              <text:list-item>
                <text:p text:style-name="P44">The system directs the user to the map.</text:p>
              </text:list-item>
              <text:list-item>
                <text:p text:style-name="P44">The user selects the event location by entering the specific location name or the address.</text:p>
              </text:list-item>
              <text:list-item>
                <text:p text:style-name="P44">The user saves the event details.</text:p>
              </text:list-item>
              <text:list-item>
                <text:p text:style-name="P44">Travlendar+ displays a confirmation message notifying the user that the event is added to the calendar.</text:p>
              </text:list-item>
            </text:list>
            <text:p text:style-name="P4"/>
          </table:table-cell>
        </table:table-row>
        <table:table-row table:style-name="Table4.1">
          <table:table-cell table:style-name="Table4.A1" office:value-type="string">
            <text:p text:style-name="P18">Exit Condition:</text:p>
          </table:table-cell>
          <table:table-cell table:style-name="Table4.A1" office:value-type="string">
            <text:list xml:id="list36794035" text:continue-list="list5992954923389845105" text:style-name="WWNum4">
              <text:list-item>
                <text:p text:style-name="P43">The use case terminates when the selected date and time is assigned to the new event.</text:p>
              </text:list-item>
              <text:list-item>
                <text:p text:style-name="P71"><office:annotation office:name="__Annotation__1277_1487830608"><dc:creator>Y2P</dc:creator><dc:date>2017-10-11T15:42:00.65</dc:date><textooo:sender-initials>Y</textooo:sender-initials><text:p>Yolda geçireceği zamanı da alloke etmeliyiz. Transportation durations</text:p></office:annotation><text:span text:style-name="T1">The selected date and time interval is now unavailable to be allocated by any other new event to be added in the future</text:span><office:annotation-end office:name="__Annotation__1277_1487830608"/></text:p>
              </text:list-item>
            </text:list>
            <text:p text:style-name="P4"/>
          </table:table-cell>
        </table:table-row>
        <table:table-row table:style-name="Table4.1">
          <table:table-cell table:style-name="Table4.A1" office:value-type="string">
            <text:p text:style-name="P6"><office:annotation office:name="__Annotation__1281_1487830608"><dc:creator>Y2P</dc:creator><dc:date>2017-10-11T16:00:00.65</dc:date><textooo:sender-initials>Y</textooo:sender-initials><text:p>Break hesaplaması sonucunda </text:p></office:annotation><text:span text:style-name="T3">Exception 1:</text:span><office:annotation-end office:name="__Annotation__1281_1487830608"/></text:p>
          </table:table-cell>
          <table:table-cell table:style-name="Table4.A1" office:value-type="string">
            <text:list xml:id="list36765128" text:continue-numbering="true" text:style-name="WWNum4">
              <text:list-item>
                <text:p text:style-name="P43">If the time interval on the date selected by the user is already assigned to another event, the system displays a warning message indicating that the desired date/time is unavailable.</text:p>
              </text:list-item>
              <text:list-item>
                <text:p text:style-name="P43">The system displays another message after the warning asking the user if he/she would like to change the date/ time</text:p>
              </text:list-item>
              <text:list-item>
                <text:p text:style-name="P43">If the user selects “Yes” the flow starts again from the second step.</text:p>
              </text:list-item>
              <text:list-item>
                <text:p text:style-name="P43">If the user selects “No”, the use case terminates without any <text:soft-page-break/>date/time allocation.</text:p>
              </text:list-item>
            </text:list>
          </table:table-cell>
        </table:table-row>
        <table:table-row table:style-name="Table4.1">
          <table:table-cell table:style-name="Table4.A1" office:value-type="string">
            <text:p text:style-name="P18">Exception 2:</text:p>
          </table:table-cell>
          <table:table-cell table:style-name="Table4.A1" office:value-type="string">
            <text:list xml:id="list36779938" text:continue-numbering="true" text:style-name="WWNum4">
              <text:list-item>
                <text:p text:style-name="P43">If the time interval on the date selected by the user is free but the location is unreachable for the selected time according to the system calculations based on the current schedule, the system displays a warning message indicating the event is unreachable.</text:p>
              </text:list-item>
              <text:list-item>
                <text:p text:style-name="P43">The system displays another message after the warning asking the user if he/she would like to change the event location.</text:p>
              </text:list-item>
              <text:list-item>
                <text:p text:style-name="P43">If the user selects “Yes” the flow starts again from the third step.</text:p>
              </text:list-item>
              <text:list-item>
                <text:p text:style-name="P43">If the user selects “No”, the use case terminates without any date/time allocation.</text:p>
              </text:list-item>
            </text:list>
          </table: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P18">Use Case 3</text:p>
          </table:table-cell>
          <table:table-cell table:style-name="Table5.A1" office:value-type="string">
            <text:p text:style-name="P4">Create Repeated Event</text:p>
          </table:table-cell>
        </table:table-row>
        <table:table-row table:style-name="Table5.1">
          <table:table-cell table:style-name="Table5.A1" office:value-type="string">
            <text:p text:style-name="P18">Actors:</text:p>
          </table:table-cell>
          <table:table-cell table:style-name="Table5.A1" office:value-type="string">
            <text:p text:style-name="P4">User</text:p>
          </table:table-cell>
        </table:table-row>
        <table:table-row table:style-name="Table5.1">
          <table:table-cell table:style-name="Table5.A1" office:value-type="string">
            <text:p text:style-name="P18">Entry Condition:</text:p>
          </table:table-cell>
          <table:table-cell table:style-name="Table5.A1" office:value-type="string">
            <text:p text:style-name="P4">The user is logged in.</text:p>
          </table:table-cell>
        </table:table-row>
        <table:table-row table:style-name="Table5.1">
          <table:table-cell table:style-name="Table5.A1" office:value-type="string">
            <text:p text:style-name="P18">Normal Flow of Events:</text:p>
          </table:table-cell>
          <table:table-cell table:style-name="Table5.A1" office:value-type="string">
            <text:list xml:id="list5711738094194725470" text:style-name="WWNum6">
              <text:list-item>
                <text:p text:style-name="P45">The user selects the My Events function from the Main Menu. </text:p>
              </text:list-item>
              <text:list-item>
                <text:p text:style-name="P45">The user slides the screen down.</text:p>
              </text:list-item>
              <text:list-item>
                <text:p text:style-name="P45">The system creates a new line on the top of the events list.</text:p>
              </text:list-item>
              <text:list-item>
                <text:p text:style-name="P45">The user enters a name for the event.</text:p>
              </text:list-item>
              <text:list-item>
                <text:p text:style-name="P45">The system directs the user to the calendar automatically.</text:p>
              </text:list-item>
              <text:list-item>
                <text:p text:style-name="P45">The user selects the date that he/she wishes to add the event from the calendar view.</text:p>
              </text:list-item>
              <text:list-item>
                <text:p text:style-name="P45">The user selects the event’s start and end time on the selected date.</text:p>
              </text:list-item>
              <text:list-item>
                <text:p text:style-name="P45">The system directs the user to the map.</text:p>
              </text:list-item>
              <text:list-item>
                <text:p text:style-name="P45">The user selects the event location by entering the specific location name or the address.</text:p>
              </text:list-item>
              <text:list-item>
                <text:p text:style-name="P45">The user slides the map view to the left to see event details.</text:p>
              </text:list-item>
              <text:list-item>
                <text:p text:style-name="P45">The system displays a list screen including the event details which are Name, Date/Time, Location, Duration and Frequency.</text:p>
              </text:list-item>
              <text:list-item>
                <text:p text:style-name="P45">The user edits the frequency which is set to null as default based on the event’s nature (e.g. daily, weekly, monthly or customized (e.g. Weekly: Monday-Wednesday)).</text:p>
              </text:list-item>
              <text:list-item>
                <text:p text:style-name="P45">The user may edit the duration which is set to the whole-time interval between the start and end time of the event as default based on the event’s nature (e.g. 45-minute lunch break between the selected start and end time).</text:p>
              </text:list-item>
              <text:list-item>
                <text:p text:style-name="P45">The user saves the event details.</text:p>
              </text:list-item>
              <text:list-item>
                <text:p text:style-name="P45">Travlendar+ displays a confirmation message notifying the user that the event is added to the calendar with the defined frequency.</text:p>
              </text:list-item>
            </text:list>
          </table:table-cell>
        </table:table-row>
        <table:table-row table:style-name="Table5.1">
          <table:table-cell table:style-name="Table5.A1" office:value-type="string">
            <text:p text:style-name="P18">Exit Condition:</text:p>
          </table:table-cell>
          <table:table-cell table:style-name="Table5.A1" office:value-type="string">
            <text:list xml:id="list12671384012005564" text:style-name="WWNum7">
              <text:list-item>
                <text:p text:style-name="P46">The use case terminates when, starting with the selected date, the selected time is duplicated according to the frequency, assigned to the event and added to the other dates on the calendar.</text:p>
              </text:list-item>
              <text:list-item>
                <text:p text:style-name="P46">The selected dates and time intervals appearing on the calendar based on the frequency are now unavailable to be allocated by any other new event to be added in the future</text:p>
              </text:list-item>
            </text:list>
          </table:table-cell>
        </table:table-row>
        <table:table-row table:style-name="Table5.1">
          <table:table-cell table:style-name="Table5.A1" office:value-type="string">
            <text:p text:style-name="P6"><office:annotation office:name="__Annotation__1351_1487830608"><dc:creator>Y2P</dc:creator><dc:date>2017-10-11T16:11:00.69</dc:date><textooo:sender-initials>Y</textooo:sender-initials><text:p>Gerek yokmuş</text:p></office:annotation><text:span text:style-name="T3">Alternative Flow of Events:</text:span></text:p>
          </table:table-cell>
          <table:table-cell table:style-name="Table5.A1" office:value-type="string">
            <text:list xml:id="list8257113110653796500" text:style-name="WWNum8">
              <text:list-item>
                <text:p text:style-name="P47">The user selects the My Events function from the Main Menu. </text:p>
              </text:list-item>
              <text:list-item>
                <text:p text:style-name="P47">The user selects the existing event he/she would like to repeat.</text:p>
              </text:list-item>
              <text:list-item>
                <text:p text:style-name="P73"><text:soft-page-break/><text:span text:style-name="T1">The flow continues as in the normal flow starting from the fifth step.</text:span><office:annotation-end office:name="__Annotation__1351_1487830608"/></text:p>
              </text:list-item>
            </text:list>
            <text:p text:style-name="P4"/>
          </table:table-cell>
        </table:table-row>
        <table:table-row table:style-name="Table5.1">
          <table:table-cell table:style-name="Table5.A1" office:value-type="string">
            <text:p text:style-name="P18">Exceptions:</text:p>
          </table:table-cell>
          <table:table-cell table:style-name="Table5.A1" office:value-type="string">
            <text:list xml:id="list24131350300161564" text:style-name="WWNum9">
              <text:list-item>
                <text:p text:style-name="P48">The system displays a warning message indicating the event cannot be repeated since one or more date/time that needs to be allocated based on the frequency are unavailable.</text:p>
              </text:list-item>
              <text:list-item>
                <text:p text:style-name="P48">The system displays another message after the warning asking the user if he/she would like to change the date/ time or frequency.</text:p>
              </text:list-item>
              <text:list-item>
                <text:p text:style-name="P48">If the user selects “Yes” the flow starts again from the sixth step.</text:p>
              </text:list-item>
              <text:list-item>
                <text:p text:style-name="P48">If the user selects “No”, the use case terminates without any date/time allocation in the normal flow or only allocating the existing single event date/time in the alternative flow.</text:p>
              </text:list-item>
            </text:list>
          </table: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P18">Use Case 4</text:p>
          </table:table-cell>
          <table:table-cell table:style-name="Table6.A1" office:value-type="string">
            <text:p text:style-name="P4">Edit Event Date/Time</text:p>
          </table:table-cell>
        </table:table-row>
        <table:table-row table:style-name="Table6.1">
          <table:table-cell table:style-name="Table6.A1" office:value-type="string">
            <text:p text:style-name="P18">Actors:</text:p>
          </table:table-cell>
          <table:table-cell table:style-name="Table6.A1" office:value-type="string">
            <text:p text:style-name="P4">User</text:p>
          </table:table-cell>
        </table:table-row>
        <table:table-row table:style-name="Table6.1">
          <table:table-cell table:style-name="Table6.A1" office:value-type="string">
            <text:p text:style-name="P18">Entry Condition:</text:p>
          </table:table-cell>
          <table:table-cell table:style-name="Table6.A1" office:value-type="string">
            <text:list xml:id="list1093361705030467894" text:style-name="WWNum10">
              <text:list-item>
                <text:p text:style-name="P49">The user is logged in.</text:p>
              </text:list-item>
              <text:list-item>
                <text:p text:style-name="P49">The event list is not empty.</text:p>
              </text:list-item>
            </text:list>
          </table:table-cell>
        </table:table-row>
        <table:table-row table:style-name="Table6.1">
          <table:table-cell table:style-name="Table6.A1" office:value-type="string">
            <text:p text:style-name="P18">Flow of Events:</text:p>
          </table:table-cell>
          <table:table-cell table:style-name="Table6.A1" office:value-type="string">
            <text:list xml:id="list3882480063870802062" text:style-name="WWNum11">
              <text:list-item>
                <text:p text:style-name="P50">The user selects the My Events function from the Main Menu. </text:p>
              </text:list-item>
              <text:list-item>
                <text:p text:style-name="P50">The user selects the event he/she would like to edit.</text:p>
              </text:list-item>
              <text:list-item>
                <text:p text:style-name="P50">The system directs user to the date selected on the calendar.</text:p>
              </text:list-item>
              <text:list-item>
                <text:p text:style-name="P50">The user edits the date and/or time.</text:p>
              </text:list-item>
              <text:list-item>
                <text:p text:style-name="P50">The system displays a message asking the user “Would you like to save the changes?”.</text:p>
              </text:list-item>
              <text:list-item>
                <text:p text:style-name="P50">The user selects Yes.</text:p>
              </text:list-item>
              <text:list-item>
                <text:p text:style-name="P50">Travlendar+ displays a confirmation message notifying the user that the changes are saved.</text:p>
              </text:list-item>
            </text:list>
          </table:table-cell>
        </table:table-row>
        <table:table-row table:style-name="Table6.1">
          <table:table-cell table:style-name="Table6.A1" office:value-type="string">
            <text:p text:style-name="P18">Exit Condition:</text:p>
          </table:table-cell>
          <table:table-cell table:style-name="Table6.A1" office:value-type="string">
            <text:list xml:id="list7749518688032417062" text:style-name="WWNum12">
              <text:list-item>
                <text:p text:style-name="P51">The use case terminates when the new date and time is assigned to the event.</text:p>
              </text:list-item>
              <text:list-item>
                <text:p text:style-name="P51">The new date and/or time interval is now unavailable to be allocated by any other new event to be added in the future.</text:p>
              </text:list-item>
              <text:list-item>
                <text:p text:style-name="P51">The previous date and/or time assigned to the event is now available to be allocated by any other new event to be added in the future.</text:p>
              </text:list-item>
            </text:list>
          </table:table-cell>
        </table:table-row>
        <table:table-row table:style-name="Table6.1">
          <table:table-cell table:style-name="Table6.A1" office:value-type="string">
            <text:p text:style-name="P18">Exceptions 1:</text:p>
          </table:table-cell>
          <table:table-cell table:style-name="Table6.A1" office:value-type="string">
            <text:list xml:id="list36792534" text:continue-numbering="true" text:style-name="WWNum12">
              <text:list-item>
                <text:p text:style-name="P51">The user selects No after the system displays the “Would you like to save the changes?” message.</text:p>
              </text:list-item>
              <text:list-item>
                <text:p text:style-name="P51">The use case terminates without changing the date and/or time of the event.</text:p>
              </text:list-item>
              <text:list-item>
                <text:p text:style-name="P51">The event’s current date and time interval stays unavailable to be allocated by any other new event to be added in the future.</text:p>
              </text:list-item>
            </text:list>
          </table:table-cell>
        </table:table-row>
        <table:table-row table:style-name="Table6.1">
          <table:table-cell table:style-name="Table6.A1" office:value-type="string">
            <text:p text:style-name="P18">Exceptions 2:</text:p>
          </table:table-cell>
          <table:table-cell table:style-name="Table6.A1" office:value-type="string">
            <text:list xml:id="list36781429" text:continue-numbering="true" text:style-name="WWNum12">
              <text:list-item>
                <text:p text:style-name="P51">If the time interval on the new date and/or time selected by the user is already assigned to another event, the system displays a warning message indicating that the desired date/time is unavailable.</text:p>
              </text:list-item>
              <text:list-item>
                <text:p text:style-name="P51">The system displays another message after the warning asking the user if he/she would like to change the date/ time.</text:p>
              </text:list-item>
              <text:list-item>
                <text:p text:style-name="P51">If the user selects “Yes” the flow starts again from the fourth step.</text:p>
              </text:list-item>
              <text:list-item>
                <text:p text:style-name="P51"><text:soft-page-break/>If the user selects “No”, the use case terminates keeping the current date/time allocated.</text:p>
              </text:list-item>
            </text:list>
          </table: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P18">Use Case 5</text:p>
          </table:table-cell>
          <table:table-cell table:style-name="Table7.A1" office:value-type="string">
            <text:p text:style-name="P4">Edit Event Location</text:p>
          </table:table-cell>
        </table:table-row>
        <table:table-row table:style-name="Table7.1">
          <table:table-cell table:style-name="Table7.A1" office:value-type="string">
            <text:p text:style-name="P18">Actors:</text:p>
          </table:table-cell>
          <table:table-cell table:style-name="Table7.A1" office:value-type="string">
            <text:p text:style-name="P4">User</text:p>
          </table:table-cell>
        </table:table-row>
        <table:table-row table:style-name="Table7.1">
          <table:table-cell table:style-name="Table7.A1" office:value-type="string">
            <text:p text:style-name="P18">Entry Condition:</text:p>
          </table:table-cell>
          <table:table-cell table:style-name="Table7.A1" office:value-type="string">
            <text:list xml:id="list5613527684650334957" text:style-name="WWNum13">
              <text:list-item>
                <text:p text:style-name="P52">The user is logged in.</text:p>
              </text:list-item>
              <text:list-item>
                <text:p text:style-name="P52">The event list is not empty.</text:p>
              </text:list-item>
            </text:list>
          </table:table-cell>
        </table:table-row>
        <table:table-row table:style-name="Table7.1">
          <table:table-cell table:style-name="Table7.A1" office:value-type="string">
            <text:p text:style-name="P18">Flow of Events:</text:p>
          </table:table-cell>
          <table:table-cell table:style-name="Table7.A1" office:value-type="string">
            <text:list xml:id="list5627930273464567624" text:style-name="WWNum14">
              <text:list-item>
                <text:p text:style-name="P53">The user selects the My Events function from the Main Menu. </text:p>
              </text:list-item>
              <text:list-item>
                <text:p text:style-name="P53">The user selects the event he/she would like to edit.</text:p>
              </text:list-item>
              <text:list-item>
                <text:p text:style-name="P53">The system directs user to the date selected on the calendar.</text:p>
              </text:list-item>
              <text:list-item>
                <text:p text:style-name="P53">The user slides the screen to the left.</text:p>
              </text:list-item>
              <text:list-item>
                <text:p text:style-name="P53">The system displays the location on the map view.</text:p>
              </text:list-item>
              <text:list-item>
                <text:p text:style-name="P53">The user selects a new location by entering the address or the specific location name.</text:p>
              </text:list-item>
              <text:list-item>
                <text:p text:style-name="P53">The system displays a message asking the user “Would you like to save the changes?”.</text:p>
              </text:list-item>
              <text:list-item>
                <text:p text:style-name="P53">The user selects Yes.</text:p>
              </text:list-item>
              <text:list-item>
                <text:p text:style-name="P53">Travlendar+ displays a confirmation message notifying the user that the changes are saved.</text:p>
              </text:list-item>
            </text:list>
          </table:table-cell>
        </table:table-row>
        <table:table-row table:style-name="Table7.1">
          <table:table-cell table:style-name="Table7.A1" office:value-type="string">
            <text:p text:style-name="P18">Exit Condition:</text:p>
          </table:table-cell>
          <table:table-cell table:style-name="Table7.A1" office:value-type="string">
            <text:list xml:id="list6452876363688838955" text:style-name="WWNum15">
              <text:list-item>
                <text:p text:style-name="P54">The use case terminates when the new location is assigned to the event.</text:p>
              </text:list-item>
              <text:list-item>
                <text:p text:style-name="P54">The event’s current date and time interval stays unavailable to be allocated by any other new event to be added in the future.</text:p>
              </text:list-item>
            </text:list>
          </table:table-cell>
        </table:table-row>
        <table:table-row table:style-name="Table7.1">
          <table:table-cell table:style-name="Table7.A1" office:value-type="string">
            <text:p text:style-name="P18">Exceptions 1:</text:p>
          </table:table-cell>
          <table:table-cell table:style-name="Table7.A1" office:value-type="string">
            <text:list xml:id="list36780761" text:continue-numbering="true" text:style-name="WWNum15">
              <text:list-item>
                <text:p text:style-name="P54">The user selects No after the system displays the “Would you like to save the changes?” message.</text:p>
              </text:list-item>
              <text:list-item>
                <text:p text:style-name="P54">The use case terminates without changing the location of the event.</text:p>
              </text:list-item>
            </text:list>
          </table:table-cell>
        </table:table-row>
        <table:table-row table:style-name="Table7.1">
          <table:table-cell table:style-name="Table7.A1" office:value-type="string">
            <text:p text:style-name="P18">Exceptions 2:</text:p>
          </table:table-cell>
          <table:table-cell table:style-name="Table7.A1" office:value-type="string">
            <text:list xml:id="list36796128" text:continue-numbering="true" text:style-name="WWNum15">
              <text:list-item>
                <text:p text:style-name="P54">If the new location is unreachable for the selected time according to the system calculations based on the current schedule, the system displays a warning message indicating the event is unreachable.</text:p>
              </text:list-item>
              <text:list-item>
                <text:p text:style-name="P54">The system displays another message after the warning asking the user if he/she would like to select another event location.</text:p>
              </text:list-item>
              <text:list-item>
                <text:p text:style-name="P54">If the user selects “Yes” the flow starts again from the sixth step.</text:p>
              </text:list-item>
              <text:list-item>
                <text:p text:style-name="P54">If the user selects “No”, the use case terminates keeping the current location unaltered.</text:p>
              </text:list-item>
            </text:list>
          </table: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P18">Use Case 6</text:p>
          </table:table-cell>
          <table:table-cell table:style-name="Table8.A1" office:value-type="string">
            <text:p text:style-name="P4">Delete Event</text:p>
          </table:table-cell>
        </table:table-row>
        <table:table-row table:style-name="Table8.1">
          <table:table-cell table:style-name="Table8.A1" office:value-type="string">
            <text:p text:style-name="P18">Actors:</text:p>
          </table:table-cell>
          <table:table-cell table:style-name="Table8.A1" office:value-type="string">
            <text:p text:style-name="P4">User</text:p>
          </table:table-cell>
        </table:table-row>
        <table:table-row table:style-name="Table8.1">
          <table:table-cell table:style-name="Table8.A1" office:value-type="string">
            <text:p text:style-name="P18">Entry Condition:</text:p>
          </table:table-cell>
          <table:table-cell table:style-name="Table8.A1" office:value-type="string">
            <text:list xml:id="list4037252675935767515" text:style-name="WWNum16">
              <text:list-item>
                <text:p text:style-name="P55">The user is logged in.</text:p>
              </text:list-item>
              <text:list-item>
                <text:p text:style-name="P55">The event list is not empty.</text:p>
              </text:list-item>
            </text:list>
          </table:table-cell>
        </table:table-row>
        <table:table-row table:style-name="Table8.1">
          <table:table-cell table:style-name="Table8.A1" office:value-type="string">
            <text:p text:style-name="P18">Flow of Events:</text:p>
          </table:table-cell>
          <table:table-cell table:style-name="Table8.A1" office:value-type="string">
            <text:list xml:id="list8250495005327784932" text:style-name="WWNum17">
              <text:list-item>
                <text:p text:style-name="P56">The user selects the My Events function from the Main Menu. </text:p>
              </text:list-item>
              <text:list-item>
                <text:p text:style-name="P56">The user holds the event he/she wants to delete and slides it to the left.</text:p>
              </text:list-item>
              <text:list-item>
                <text:p text:style-name="P74"><text:span text:style-name="T1">The system displays a message asking the user “Would you like </text:span><text:span text:style-name="T1">to delete this event?”.</text:span></text:p>
              </text:list-item>
              <text:list-item>
                <text:p text:style-name="P56">The user selects Yes.</text:p>
              </text:list-item>
              <text:list-item>
                <text:p text:style-name="P56">The system removes the event from the list and the calendar.</text:p>
              </text:list-item>
            </text:list>
            <text:p text:style-name="P4"><text:soft-page-break/></text:p>
          </table:table-cell>
        </table:table-row>
        <table:table-row table:style-name="Table8.1">
          <table:table-cell table:style-name="Table8.A1" office:value-type="string">
            <text:p text:style-name="P18">Exit Condition:</text:p>
          </table:table-cell>
          <table:table-cell table:style-name="Table8.A1" office:value-type="string">
            <text:list xml:id="list4515904264134580689" text:style-name="WWNum18">
              <text:list-item>
                <text:p text:style-name="P57">The use case terminates when the event is removed from the list and the calendar.</text:p>
              </text:list-item>
              <text:list-item>
                <text:p text:style-name="P57">The deleted event’s date and time interval is now available to be allocated by any other new event to be added in the future.</text:p>
              </text:list-item>
            </text:list>
          </table:table-cell>
        </table:table-row>
        <table:table-row table:style-name="Table8.1">
          <table:table-cell table:style-name="Table8.A1" office:value-type="string">
            <text:p text:style-name="P18">Exceptions:</text:p>
          </table:table-cell>
          <table:table-cell table:style-name="Table8.A1" office:value-type="string">
            <text:list xml:id="list36795728" text:continue-numbering="true" text:style-name="WWNum18">
              <text:list-item>
                <text:p text:style-name="P57">The user selects No after the system displays the “Would you like to delete this event?” message.</text:p>
              </text:list-item>
              <text:list-item>
                <text:p text:style-name="P57">The use case terminates without removing the event from the list or the calendar.</text:p>
              </text:list-item>
              <text:list-item>
                <text:p text:style-name="P57">The event’s date and time interval stays unavailable to be allocated by any other new event to be added in the future.</text:p>
              </text:list-item>
            </text:list>
          </table:table-cell>
        </table:table-row>
      </table:table>
      <text:p text:style-name="P1"/>
      <table:table table:name="Table9" table:style-name="Table9">
        <table:table-column table:style-name="Table9.A"/>
        <table:table-column table:style-name="Table9.B"/>
        <table:table-row table:style-name="Table9.1">
          <table:table-cell table:style-name="Table9.A1" office:value-type="string">
            <text:p text:style-name="P18">Use Case 7</text:p>
          </table:table-cell>
          <table:table-cell table:style-name="Table9.A1" office:value-type="string">
            <text:p text:style-name="P4">Sort Mobility Preferences</text:p>
          </table:table-cell>
        </table:table-row>
        <table:table-row table:style-name="Table9.1">
          <table:table-cell table:style-name="Table9.A1" office:value-type="string">
            <text:p text:style-name="P18">Actors:</text:p>
          </table:table-cell>
          <table:table-cell table:style-name="Table9.A1" office:value-type="string">
            <text:p text:style-name="P4">User</text:p>
          </table:table-cell>
        </table:table-row>
        <table:table-row table:style-name="Table9.1">
          <table:table-cell table:style-name="Table9.A1" office:value-type="string">
            <text:p text:style-name="P18">Entry Condition:</text:p>
          </table:table-cell>
          <table:table-cell table:style-name="Table9.A1" office:value-type="string">
            <text:list xml:id="list2201017331579550204" text:style-name="WWNum19">
              <text:list-item>
                <text:p text:style-name="P58">The user is logged in.</text:p>
              </text:list-item>
              <text:list-item>
                <text:p text:style-name="P58">The mobility option is active.</text:p>
              </text:list-item>
            </text:list>
          </table:table-cell>
        </table:table-row>
        <table:table-row table:style-name="Table9.1">
          <table:table-cell table:style-name="Table9.A1" office:value-type="string">
            <text:p text:style-name="P18">Flow of Events:</text:p>
          </table:table-cell>
          <table:table-cell table:style-name="Table9.A1" office:value-type="string">
            <text:list xml:id="list650316167310462384" text:style-name="WWNum20">
              <text:list-item>
                <text:p text:style-name="P59">The user selects Mobility Option Preferences from the Main Menu.</text:p>
              </text:list-item>
              <text:list-item>
                <text:p text:style-name="P59">The system displays all mobility options.</text:p>
              </text:list-item>
              <text:list-item>
                <text:p text:style-name="P59">The user sorts the mobility options based on his/her preferences (e.g. if the user prefers to walk or ride a bike as much as possible he/she should put these options on the top of the list) by holding the option and swiping it to the desired row on the list or he/she can turn on the “Minimize Carbon Foot Print” option displayed at the end of the list and the options are automatically sorted to fulfill this goal.</text:p>
              </text:list-item>
            </text:list>
          </table:table-cell>
        </table:table-row>
        <table:table-row table:style-name="Table9.1">
          <table:table-cell table:style-name="Table9.A1" office:value-type="string">
            <text:p text:style-name="P18">Exit Condition:</text:p>
          </table:table-cell>
          <table:table-cell table:style-name="Table9.A1" office:value-type="string">
            <text:list xml:id="list8617888297991603443" text:style-name="WWNum21">
              <text:list-item>
                <text:p text:style-name="P60">The use case terminates when the system saves the preferences to be used in the best mobility option algorithm.</text:p>
              </text:list-item>
            </text:list>
          </table:table-cell>
        </table:table-row>
      </table:table>
      <text:p text:style-name="P1"/>
      <text:p text:style-name="P1"/>
      <table:table table:name="Table10" table:style-name="Table10">
        <table:table-column table:style-name="Table10.A"/>
        <table:table-column table:style-name="Table10.B"/>
        <table:table-row table:style-name="Table10.1">
          <table:table-cell table:style-name="Table10.A1" office:value-type="string">
            <text:p text:style-name="P18">Use Case 8</text:p>
          </table:table-cell>
          <table:table-cell table:style-name="Table10.A1" office:value-type="string">
            <text:p text:style-name="P4">Deactivate Mobility Option</text:p>
          </table:table-cell>
        </table:table-row>
        <table:table-row table:style-name="Table10.1">
          <table:table-cell table:style-name="Table10.A1" office:value-type="string">
            <text:p text:style-name="P18">Actors:</text:p>
          </table:table-cell>
          <table:table-cell table:style-name="Table10.A1" office:value-type="string">
            <text:p text:style-name="P4">User</text:p>
          </table:table-cell>
        </table:table-row>
        <table:table-row table:style-name="Table10.1">
          <table:table-cell table:style-name="Table10.A1" office:value-type="string">
            <text:p text:style-name="P18">Entry Condition:</text:p>
          </table:table-cell>
          <table:table-cell table:style-name="Table10.A1" office:value-type="string">
            <text:p text:style-name="P4">The user is logged in.</text:p>
          </table:table-cell>
        </table:table-row>
        <table:table-row table:style-name="Table10.1">
          <table:table-cell table:style-name="Table10.A1" office:value-type="string">
            <text:p text:style-name="P18">Flow of Events:</text:p>
          </table:table-cell>
          <table:table-cell table:style-name="Table10.A1" office:value-type="string">
            <text:list xml:id="list7061201259084130628" text:style-name="WWNum22">
              <text:list-item>
                <text:p text:style-name="P61">The user selects Mobility Option Preferences from the Main Menu.</text:p>
              </text:list-item>
              <text:list-item>
                <text:p text:style-name="P61">The system displays all mobility options.</text:p>
              </text:list-item>
              <text:list-item>
                <text:p text:style-name="P61">The user holds the mobility option he/she wants to deactivate and slides it to the left.</text:p>
              </text:list-item>
              <text:list-item>
                <text:p text:style-name="P61">The system fades the deactivated option and puts it to the end of the list.</text:p>
              </text:list-item>
            </text:list>
          </table:table-cell>
        </table:table-row>
        <table:table-row table:style-name="Table10.1">
          <table:table-cell table:style-name="Table10.A1" office:value-type="string">
            <text:p text:style-name="P18">Exit Condition:</text:p>
          </table:table-cell>
          <table:table-cell table:style-name="Table10.A1" office:value-type="string">
            <text:list xml:id="list36779478" text:continue-list="list8617888297991603443" text:style-name="WWNum21">
              <text:list-item>
                <text:p text:style-name="P60">The use case terminates when the system saves the mobility option’s state to be used in the best mobility option algorithm.</text:p>
              </text:list-item>
              <text:list-item>
                <text:p text:style-name="P60">The customization and sorting options are unavailable for the deactivated mobility option.</text:p>
              </text:list-item>
            </text:list>
          </table:table-cell>
        </table:table-row>
        <table:table-row table:style-name="Table10.1">
          <table:table-cell table:style-name="Table10.A1" office:value-type="string">
            <text:p text:style-name="P18">Exceptions:</text:p>
          </table:table-cell>
          <table:table-cell table:style-name="Table10.A1" office:value-type="string">
            <text:p text:style-name="P4"/>
          </table:table-cell>
        </table:table-row>
      </table:table>
      <text:p text:style-name="P1"/>
      <table:table table:name="Table11" table:style-name="Table11">
        <table:table-column table:style-name="Table11.A"/>
        <table:table-column table:style-name="Table11.B"/>
        <text:soft-page-break/>
        <table:table-row table:style-name="Table11.1">
          <table:table-cell table:style-name="Table11.A1" office:value-type="string">
            <text:p text:style-name="P18">Use Case 9</text:p>
          </table:table-cell>
          <table:table-cell table:style-name="Table11.A1" office:value-type="string">
            <text:p text:style-name="P4">Activate Mobility Option</text:p>
          </table:table-cell>
        </table:table-row>
        <table:table-row table:style-name="Table11.1">
          <table:table-cell table:style-name="Table11.A1" office:value-type="string">
            <text:p text:style-name="P18">Actors:</text:p>
          </table:table-cell>
          <table:table-cell table:style-name="Table11.A1" office:value-type="string">
            <text:p text:style-name="P4">User</text:p>
          </table:table-cell>
        </table:table-row>
        <table:table-row table:style-name="Table11.1">
          <table:table-cell table:style-name="Table11.A1" office:value-type="string">
            <text:p text:style-name="P18">Entry Condition:</text:p>
          </table:table-cell>
          <table:table-cell table:style-name="Table11.A1" office:value-type="string">
            <text:p text:style-name="P4">The user is logged in.</text:p>
          </table:table-cell>
        </table:table-row>
        <table:table-row table:style-name="Table11.1">
          <table:table-cell table:style-name="Table11.A1" office:value-type="string">
            <text:p text:style-name="P18">Flow of Events:</text:p>
          </table:table-cell>
          <table:table-cell table:style-name="Table11.A1" office:value-type="string">
            <text:list xml:id="list1810348282980150456" text:style-name="WWNum23">
              <text:list-item>
                <text:p text:style-name="P62">The user selects Mobility Option Preferences from the Main Menu.</text:p>
              </text:list-item>
              <text:list-item>
                <text:p text:style-name="P62">The system displays all mobility options.</text:p>
              </text:list-item>
              <text:list-item>
                <text:p text:style-name="P62">The user holds the deactivated mobility option he/she wants to activate and slides it to the right.</text:p>
              </text:list-item>
              <text:list-item>
                <text:p text:style-name="P62">The system brightens the activated option and leaves it at the end of the list.</text:p>
              </text:list-item>
            </text:list>
          </table:table-cell>
        </table:table-row>
        <table:table-row table:style-name="Table11.1">
          <table:table-cell table:style-name="Table11.A1" office:value-type="string">
            <text:p text:style-name="P18">Exit Condition:</text:p>
          </table:table-cell>
          <table:table-cell table:style-name="Table11.A1" office:value-type="string">
            <text:list xml:id="list2278752685195899187" text:style-name="WWNum24">
              <text:list-item>
                <text:p text:style-name="P63">The use case terminates when the system saves the mobility option’s state to be used in the best mobility option algorithm.</text:p>
              </text:list-item>
              <text:list-item>
                <text:p text:style-name="P63">The customization and sorting options are now available for the activated mobility option.</text:p>
              </text:list-item>
            </text:list>
          </table:table-cell>
        </table:table-row>
        <table:table-row table:style-name="Table11.1">
          <table:table-cell table:style-name="Table11.A1" office:value-type="string">
            <text:p text:style-name="P18">Exceptions:</text:p>
          </table:table-cell>
          <table:table-cell table:style-name="Table11.A1" office:value-type="string">
            <text:p text:style-name="P4"/>
          </table: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P18">Use Case 10</text:p>
          </table:table-cell>
          <table:table-cell table:style-name="Table12.A1" office:value-type="string">
            <text:p text:style-name="P4">Customize Mobility Option/ Restrict Undesired Time Interval</text:p>
          </table:table-cell>
        </table:table-row>
        <table:table-row table:style-name="Table12.1">
          <table:table-cell table:style-name="Table12.A1" office:value-type="string">
            <text:p text:style-name="P18">Actors:</text:p>
          </table:table-cell>
          <table:table-cell table:style-name="Table12.A1" office:value-type="string">
            <text:p text:style-name="P4">User</text:p>
          </table:table-cell>
        </table:table-row>
        <table:table-row table:style-name="Table12.1">
          <table:table-cell table:style-name="Table12.A1" office:value-type="string">
            <text:p text:style-name="P18">Entry Condition:</text:p>
          </table:table-cell>
          <table:table-cell table:style-name="Table12.A1" office:value-type="string">
            <text:list xml:id="list3267697785098651395" text:style-name="WWNum25">
              <text:list-item>
                <text:p text:style-name="P64">The user is logged in.</text:p>
              </text:list-item>
              <text:list-item>
                <text:p text:style-name="P64">The mobility option is active.</text:p>
              </text:list-item>
            </text:list>
          </table:table-cell>
        </table:table-row>
        <table:table-row table:style-name="Table12.1">
          <table:table-cell table:style-name="Table12.A1" office:value-type="string">
            <text:p text:style-name="P18">Flow of Events:</text:p>
          </table:table-cell>
          <table:table-cell table:style-name="Table12.A1" office:value-type="string">
            <text:list xml:id="list4326601703987555187" text:style-name="WWNum26">
              <text:list-item>
                <text:p text:style-name="P65">The user selects Mobility Option Preferences from the Main Menu.</text:p>
              </text:list-item>
              <text:list-item>
                <text:p text:style-name="P65">The system displays all mobility options.</text:p>
              </text:list-item>
              <text:list-item>
                <text:p text:style-name="P65">The user selects the mobility option he/she wants to customize.</text:p>
              </text:list-item>
              <text:list-item>
                <text:p text:style-name="P65">The user selects a start and end time from the “Restricted Time Interval” drop down menu.</text:p>
              </text:list-item>
            </text:list>
          </table:table-cell>
        </table:table-row>
        <table:table-row table:style-name="Table12.1">
          <table:table-cell table:style-name="Table12.A1" office:value-type="string">
            <text:p text:style-name="P18">Exit Condition:</text:p>
          </table:table-cell>
          <table:table-cell table:style-name="Table12.A1" office:value-type="string">
            <text:list xml:id="list718899340642844082" text:style-name="WWNum27">
              <text:list-item>
                <text:p text:style-name="P66">The use case terminates when the system saves the custom preference to be used in the best mobility option algorithm.</text:p>
              </text:list-item>
            </text:list>
          </table:table-cell>
        </table:table-row>
        <table:table-row table:style-name="Table12.1">
          <table:table-cell table:style-name="Table12.A1" office:value-type="string">
            <text:p text:style-name="P18">Exceptions:</text:p>
          </table:table-cell>
          <table:table-cell table:style-name="Table12.A1" office:value-type="string">
            <text:p text:style-name="P4"/>
          </table:table-cell>
        </table:table-row>
      </table:table>
      <text:p text:style-name="P1"/>
      <table:table table:name="Table13" table:style-name="Table13">
        <table:table-column table:style-name="Table13.A"/>
        <table:table-column table:style-name="Table13.B"/>
        <table:table-row table:style-name="Table13.1">
          <table:table-cell table:style-name="Table13.A1" office:value-type="string">
            <text:p text:style-name="P18">Use Case 11</text:p>
          </table:table-cell>
          <table:table-cell table:style-name="Table13.A1" office:value-type="string">
            <text:p text:style-name="P4">Customize Mobility Option/ Set Distance Limit</text:p>
          </table:table-cell>
        </table:table-row>
        <table:table-row table:style-name="Table13.1">
          <table:table-cell table:style-name="Table13.A1" office:value-type="string">
            <text:p text:style-name="P18">Actors:</text:p>
          </table:table-cell>
          <table:table-cell table:style-name="Table13.A1" office:value-type="string">
            <text:p text:style-name="P4">User</text:p>
          </table:table-cell>
        </table:table-row>
        <table:table-row table:style-name="Table13.1">
          <table:table-cell table:style-name="Table13.A1" office:value-type="string">
            <text:p text:style-name="P18">Entry Condition:</text:p>
          </table:table-cell>
          <table:table-cell table:style-name="Table13.A1" office:value-type="string">
            <text:list xml:id="list36767636" text:continue-numbering="true" text:style-name="WWNum27">
              <text:list-item>
                <text:p text:style-name="P66">The user is logged in.</text:p>
              </text:list-item>
              <text:list-item>
                <text:p text:style-name="P66">The mobility option is active.</text:p>
              </text:list-item>
            </text:list>
          </table:table-cell>
        </table:table-row>
        <table:table-row table:style-name="Table13.1">
          <table:table-cell table:style-name="Table13.A1" office:value-type="string">
            <text:p text:style-name="P18">Flow of Events:</text:p>
          </table:table-cell>
          <table:table-cell table:style-name="Table13.A1" office:value-type="string">
            <text:list xml:id="list3211194548291114234" text:style-name="WWNum28">
              <text:list-item>
                <text:p text:style-name="P67">The user selects Mobility Option Preferences from the Main Menu.</text:p>
              </text:list-item>
              <text:list-item>
                <text:p text:style-name="P67">The system displays all mobility options.</text:p>
              </text:list-item>
              <text:list-item>
                <text:p text:style-name="P67">The user selects the mobility option he/she wants to customize.</text:p>
              </text:list-item>
              <text:list-item>
                <text:p text:style-name="P67">The user enters the maximum distance limit he/she would utilize the selected mobility option.</text:p>
              </text:list-item>
              <text:list-item>
                <text:p text:style-name="P67">The user selects the unit of measure from the drop down list.</text:p>
              </text:list-item>
            </text:list>
          </table:table-cell>
        </table:table-row>
        <table:table-row table:style-name="Table13.1">
          <table:table-cell table:style-name="Table13.A1" office:value-type="string">
            <text:p text:style-name="P18">Exit Condition:</text:p>
          </table:table-cell>
          <table:table-cell table:style-name="Table13.A1" office:value-type="string">
            <text:list xml:id="list5708589323951454801" text:style-name="WWNum29">
              <text:list-item>
                <text:p text:style-name="P68">The use case terminates when the system saves the custom preference to be used in the best mobility option algorithm.</text:p>
              </text:list-item>
            </text:list>
          </table:table-cell>
        </table:table-row>
        <table:table-row table:style-name="Table13.1">
          <table:table-cell table:style-name="Table13.A1" office:value-type="string">
            <text:p text:style-name="P18">Exceptions:</text:p>
          </table:table-cell>
          <table:table-cell table:style-name="Table13.A1" office:value-type="string">
            <text:p text:style-name="P4"/>
          </table:table-cell>
        </table:table-row>
      </table:table>
      <text:p text:style-name="P1"/>
      <table:table table:name="Table14" table:style-name="Table14">
        <table:table-column table:style-name="Table14.A"/>
        <table:table-column table:style-name="Table14.B"/>
        <table:table-row table:style-name="Table14.1">
          <table:table-cell table:style-name="Table14.A1" office:value-type="string">
            <text:p text:style-name="P18">Use Case 12</text:p>
          </table:table-cell>
          <table:table-cell table:style-name="Table14.A1" office:value-type="string">
            <text:p text:style-name="P4">Edit Mobility Preferences</text:p>
          </table:table-cell>
        </table:table-row>
        <table:table-row table:style-name="Table14.1">
          <table:table-cell table:style-name="Table14.A1" office:value-type="string">
            <text:p text:style-name="P18">Actors:</text:p>
          </table:table-cell>
          <table:table-cell table:style-name="Table14.A1" office:value-type="string">
            <text:p text:style-name="P4">User</text:p>
          </table:table-cell>
        </table:table-row>
        <text:soft-page-break/>
        <table:table-row table:style-name="Table14.1">
          <table:table-cell table:style-name="Table14.A1" office:value-type="string">
            <text:p text:style-name="P18">Entry Condition:</text:p>
          </table:table-cell>
          <table:table-cell table:style-name="Table14.A1" office:value-type="string">
            <text:p text:style-name="P4">The user is logged in.</text:p>
          </table:table-cell>
        </table:table-row>
        <table:table-row table:style-name="Table14.1">
          <table:table-cell table:style-name="Table14.A1" office:value-type="string">
            <text:p text:style-name="P18">Flow of Events:</text:p>
          </table:table-cell>
          <table:table-cell table:style-name="Table14.A1" office:value-type="string">
            <text:list xml:id="list3848289582742599995" text:style-name="WWNum30">
              <text:list-item>
                <text:p text:style-name="P69">The user selects Mobility Option Preferences from the Main Menu.</text:p>
              </text:list-item>
              <text:list-item>
                <text:p text:style-name="P69">The system displays the previously sorted and customized mobility options list.</text:p>
              </text:list-item>
              <text:list-item>
                <text:p text:style-name="P69">The user edits his/her preferences (e.g. resorts the list, changes the customizations or activates a deactivated mobility option.)</text:p>
              </text:list-item>
            </text:list>
          </table:table-cell>
        </table:table-row>
        <table:table-row table:style-name="Table14.1">
          <table:table-cell table:style-name="Table14.A1" office:value-type="string">
            <text:p text:style-name="P18">Exit Condition:</text:p>
          </table:table-cell>
          <table:table-cell table:style-name="Table14.A1" office:value-type="string">
            <text:list xml:id="list36783493" text:continue-list="list5708589323951454801" text:style-name="WWNum29">
              <text:list-item>
                <text:p text:style-name="P68">The use case terminates when the system saves the new preferences to be used in the best mobility option algorithm.</text:p>
              </text:list-item>
            </text:list>
          </table:table-cell>
        </table:table-row>
        <table:table-row table:style-name="Table14.1">
          <table:table-cell table:style-name="Table14.A1" office:value-type="string">
            <text:p text:style-name="P18">Exceptions:</text:p>
          </table:table-cell>
          <table:table-cell table:style-name="Table14.A1" office:value-type="string">
            <text:p text:style-name="P4"/>
          </table:table-cell>
        </table:table-row>
      </table:table>
      <text:p text:style-name="P1"/>
      <text:list xml:id="list36793451" text:continue-list="list36794188" text:style-name="Outline">
        <text:list-item>
          <text:list>
            <text:list-item>
              <text:h text:style-name="P78" text:outline-level="2"><text:bookmark-start text:name="_Toc495957424"/><text:bookmark-start text:name="__RefHeading__1907_1487830608"/>C. Performance Requirements<text:bookmark-end text:name="_Toc495957424"/><text:bookmark-end text:name="__RefHeading__1907_1487830608"/></text:h>
            </text:list-item>
            <text:list-item>
              <text:h text:style-name="P78" text:outline-level="2"><text:bookmark-start text:name="_Toc495957425"/><text:bookmark-start text:name="__RefHeading__1909_1487830608"/>D. Design Constraints<text:bookmark-end text:name="_Toc495957425"/><text:bookmark-end text:name="__RefHeading__1909_1487830608"/></text:h>
              <text:list>
                <text:list-item>
                  <text:h text:style-name="P80" text:outline-level="3"><text:bookmark-start text:name="_Toc495957426"/><text:bookmark-start text:name="__RefHeading__1911_1487830608"/>D.1 Standards compliance<text:bookmark-end text:name="_Toc495957426"/><text:bookmark-end text:name="__RefHeading__1911_1487830608"/></text:h>
                </text:list-item>
                <text:list-item>
                  <text:h text:style-name="P80" text:outline-level="3"><text:bookmark-start text:name="_Toc495957427"/><text:bookmark-start text:name="__RefHeading__1913_1487830608"/>D.2 Hardware limitations<text:bookmark-end text:name="_Toc495957427"/><text:bookmark-end text:name="__RefHeading__1913_1487830608"/></text:h>
                </text:list-item>
                <text:list-item>
                  <text:h text:style-name="P80" text:outline-level="3"><text:bookmark-start text:name="_Toc495957428"/><text:bookmark-start text:name="__RefHeading__1915_1487830608"/>D.3 Any other constraint<text:bookmark-end text:name="_Toc495957428"/><text:bookmark-end text:name="__RefHeading__1915_1487830608"/></text:h>
                </text:list-item>
              </text:list>
            </text:list-item>
            <text:list-item>
              <text:h text:style-name="P78" text:outline-level="2"><text:bookmark-start text:name="_Toc495957429"/><text:bookmark-start text:name="__RefHeading__1917_1487830608"/>E. Software System Attributes<text:bookmark-end text:name="_Toc495957429"/><text:bookmark-end text:name="__RefHeading__1917_1487830608"/></text:h>
              <text:list>
                <text:list-item>
                  <text:h text:style-name="P80" text:outline-level="3"><text:bookmark-start text:name="_Toc495957430"/><text:bookmark-start text:name="__RefHeading__1919_1487830608"/>E.1 Reliability<text:bookmark-end text:name="_Toc495957430"/><text:bookmark-end text:name="__RefHeading__1919_1487830608"/></text:h>
                </text:list-item>
                <text:list-item>
                  <text:h text:style-name="P80" text:outline-level="3"><text:bookmark-start text:name="_Toc495957431"/><text:bookmark-start text:name="__RefHeading__1921_1487830608"/>E.2 Availability<text:bookmark-end text:name="_Toc495957431"/><text:bookmark-end text:name="__RefHeading__1921_1487830608"/></text:h>
                </text:list-item>
                <text:list-item>
                  <text:h text:style-name="P80" text:outline-level="3"><text:bookmark-start text:name="_Toc495957432"/><text:bookmark-start text:name="__RefHeading__1923_1487830608"/>E.3 Security<text:bookmark-end text:name="_Toc495957432"/><text:bookmark-end text:name="__RefHeading__1923_1487830608"/></text:h>
                </text:list-item>
                <text:list-item>
                  <text:h text:style-name="P80" text:outline-level="3"><text:bookmark-start text:name="_Toc495957433"/><text:bookmark-start text:name="__RefHeading__1925_1487830608"/>E.4 Maintainability<text:bookmark-end text:name="_Toc495957433"/><text:bookmark-end text:name="__RefHeading__1925_1487830608"/></text:h>
                </text:list-item>
                <text:list-item>
                  <text:h text:style-name="P80" text:outline-level="3"><text:bookmark-start text:name="_Toc495957434"/><text:bookmark-start text:name="__RefHeading__1927_1487830608"/>E.5 Portability<text:bookmark-end text:name="_Toc495957434"/><text:bookmark-end text:name="__RefHeading__1927_1487830608"/></text:h>
                </text:list-item>
              </text:list>
            </text:list-item>
          </text:list>
        </text:list-item>
      </text:list>
      <text:p text:style-name="P3"/>
      <text:p text:style-name="P5"><text:bookmark-start text:name="_Toc495957435"/><text:span text:style-name="Heading_20_1_20_Char"><text:span text:style-name="T7">4. FORMAL ANALYSIS USING ALLOY:</text:span></text:span><text:bookmark-end text:name="_Toc495957435"/><text:span text:style-name="T4"> </text:span><text:span text:style-name="T1">in this section you will include your Alloy model. We require</text:span></text:p>
      <text:p text:style-name="P3">you to comment on the model by discussing the purpose of the model, what you can prove</text:p>
      <text:p text:style-name="P3">with it and why what you prove is important given the problem at hand. You are also</text:p>
      <text:p text:style-name="P3">required to show one or more worlds obtained by running your model.</text:p>
      <text:p text:style-name="P5"><text:bookmark-start text:name="_Toc495957436"/><text:span text:style-name="Heading_20_1_20_Char"><text:span text:style-name="T7">5. EFFORT SPENT:</text:span></text:span><text:bookmark-end text:name="_Toc495957436"/><text:span text:style-name="T4"> </text:span><text:span text:style-name="T1">In this section you will include information about the number of hours each</text:span></text:p>
      <text:p text:style-name="P3">group member has worked for this document.</text:p>
      <text:list xml:id="list36775906" text:continue-numbering="true" text:style-name="Outline">
        <text:list-item>
          <text:h text:style-name="P22" text:outline-level="1"><text:bookmark-start text:name="_Toc495957437"/><text:bookmark-start text:name="__RefHeading__1929_1487830608"/>6. REFERENCES<text:bookmark-end text:name="_Toc495957437"/><text:bookmark-end text:name="__RefHeading__1929_148783060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2e74b5" style:font-name="Calibri Light"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5b9bd5" style:font-name="Calibri Light"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5b9bd5" style:font-name="Calibri Light" fo:font-weight="bold" style:font-weight-asian="bold" style:font-weight-complex="bold"/>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language-asian="ja" style:country-asian="JP" style:font-weight-asian="bold" style:font-size-complex="16pt"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language-asian="ja" style:country-asian="JP"/>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4pt" fo:font-weight="bold" style:font-size-asian="14pt" style:font-weight-asian="bold"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5b9bd5" style:font-name="Calibri Light"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b9bd5" style:font-name="Calibri Light"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text-properties style:language-asian="ja" style:country-asian="JP"/>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style>
    <style:style style:name="ListLabel_20_3" style:display-name="ListLabel 3" style:family="text"/>
    <style:style style:name="ListLabel_20_4" style:display-name="ListLabel 4" style:family="text">
      <style:text-properties style:font-name-complex="Times New Roman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37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7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7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3"/>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2P</meta:initial-creator>
    <dc:creator>Yigit Pilavci</dc:creator>
    <meta:editing-cycles>604</meta:editing-cycles>
    <meta:creation-date>2017-10-03T18:32:00</meta:creation-date>
    <dc:date>2017-10-18T16:59:27</dc:date>
    <meta:editing-duration>PT1H7M11S</meta:editing-duration>
    <meta:generator>OpenOffice/4.1.3$Win32 OpenOffice.org_project/413m1$Build-9783</meta:generator>
    <meta:document-statistic meta:table-count="14" meta:image-count="0" meta:object-count="0" meta:page-count="16" meta:paragraph-count="478" meta:word-count="5248" meta:character-count="306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